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27"/>
    <style:style style:name="ce10" style:family="table-cell" style:parent-style-name="Default" style:data-style-name="N127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40" table:default-cell-style-name="Default"/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100 trees / pars = real pars / same tree 10 times</text:p>
          </table:table-cell>
          <table:table-cell table:number-columns-repeated="7"/>
          <table:table-cell office:value-type="string" calcext:value-type="string">
            <text:p>10 trees/ pars = real pars /different trees 1 time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100 trees/ pars = real pars /different trees 1 time</text:p>
          </table:table-cell>
          <table:table-cell table:style-name="Default"/>
          <table:table-cell/>
          <table:table-cell table:style-name="Default"/>
          <table:table-cell table:number-columns-repeated="4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me (10 it 100 trees)</text:p>
          </table:table-cell>
          <table:table-cell table:number-columns-repeated="3"/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beta</text:p>
          </table:table-cell>
          <table:table-cell table:style-name="Default" office:value-type="string" calcext:value-type="string">
            <text:p>mu</text:p>
          </table:table-cell>
          <table:table-cell table:style-name="Default" office:value-type="string" calcext:value-type="string">
            <text:p>K</text:p>
          </table:table-cell>
          <table:table-cell table:style-name="Default" table:number-columns-repeated="2"/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beta</text:p>
          </table:table-cell>
          <table:table-cell table:style-name="Default" office:value-type="string" calcext:value-type="string">
            <text:p>m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 table:number-columns-repeated="3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7064" calcext:value-type="float">
            <text:p>0.7064</text:p>
          </table:table-cell>
          <table:table-cell table:style-name="ce3" office:value-type="float" office:value="0.015303" calcext:value-type="float">
            <text:p>0.015303</text:p>
          </table:table-cell>
          <table:table-cell table:style-name="ce3" office:value-type="float" office:value="0.09564185" calcext:value-type="float">
            <text:p>0.09564185</text:p>
          </table:table-cell>
          <table:table-cell table:formula="of:=([.C4]-[.E4])/[.D4]" office:value-type="float" office:value="39.9110076455597" calcext:value-type="float">
            <text:p>39.9110076456</text:p>
          </table:table-cell>
          <table:table-cell table:style-name="ce1" office:value-type="float" office:value="588.812" calcext:value-type="float">
            <text:p>588.81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776" calcext:value-type="float">
            <text:p>0.776</text:p>
          </table:table-cell>
          <table:table-cell table:style-name="ce3" office:value-type="float" office:value="0.01691" calcext:value-type="float">
            <text:p>0.01691</text:p>
          </table:table-cell>
          <table:table-cell office:value-type="float" office:value="0.07884947" calcext:value-type="float">
            <text:p>0.07884947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0.5668" calcext:value-type="float">
            <text:p>0.5668</text:p>
          </table:table-cell>
          <table:table-cell table:style-name="ce3" office:value-type="float" office:value="0.01012" calcext:value-type="float">
            <text:p>0.01012</text:p>
          </table:table-cell>
          <table:table-cell office:value-type="float" office:value="0.1088237" calcext:value-type="float">
            <text:p>0.1088237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3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7714" calcext:value-type="float">
            <text:p>0.7714</text:p>
          </table:table-cell>
          <table:table-cell table:style-name="ce3" office:value-type="float" office:value="0.017343" calcext:value-type="float">
            <text:p>0.017343</text:p>
          </table:table-cell>
          <table:table-cell table:style-name="ce3" office:value-type="float" office:value="0.08868809" calcext:value-type="float">
            <text:p>0.08868809</text:p>
          </table:table-cell>
          <table:table-cell table:formula="of:=([.C5]-[.E5])/[.D5]" office:value-type="float" office:value="39.3652718676123" calcext:value-type="float">
            <text:p>39.3652718676</text:p>
          </table:table-cell>
          <table:table-cell table:formula="of:=[.G4]/60" office:value-type="float" office:value="9.81353333333333" calcext:value-type="float">
            <text:p>9.813533333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771" calcext:value-type="float">
            <text:p>0.771</text:p>
          </table:table-cell>
          <table:table-cell table:style-name="ce3" office:value-type="float" office:value="0.0169" calcext:value-type="float">
            <text:p>0.0169</text:p>
          </table:table-cell>
          <table:table-cell office:value-type="float" office:value="0.07135767" calcext:value-type="float">
            <text:p>0.07135767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0.8516" calcext:value-type="float">
            <text:p>0.8516</text:p>
          </table:table-cell>
          <table:table-cell table:style-name="ce3" office:value-type="float" office:value="0.019549" calcext:value-type="float">
            <text:p>0.019549</text:p>
          </table:table-cell>
          <table:table-cell office:value-type="float" office:value="0.08542472" calcext:value-type="float">
            <text:p>0.08542472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803" calcext:value-type="float">
            <text:p>0.6803</text:p>
          </table:table-cell>
          <table:table-cell table:style-name="ce3" office:value-type="float" office:value="0.014406" calcext:value-type="float">
            <text:p>0.014406</text:p>
          </table:table-cell>
          <table:table-cell table:style-name="ce3" office:value-type="float" office:value="0.10032754" calcext:value-type="float">
            <text:p>0.10032754</text:p>
          </table:table-cell>
          <table:table-cell table:formula="of:=([.C6]-[.E6])/[.D6]" office:value-type="float" office:value="40.2590906566708" calcext:value-type="float">
            <text:p>40.2590906567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22" calcext:value-type="float">
            <text:p>0.722</text:p>
          </table:table-cell>
          <table:table-cell table:style-name="ce3" office:value-type="float" office:value="0.01488" calcext:value-type="float">
            <text:p>0.01488</text:p>
          </table:table-cell>
          <table:table-cell office:value-type="float" office:value="0.0704879" calcext:value-type="float">
            <text:p>0.0704879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0.6483" calcext:value-type="float">
            <text:p>0.6483</text:p>
          </table:table-cell>
          <table:table-cell table:style-name="ce3" office:value-type="float" office:value="0.013156" calcext:value-type="float">
            <text:p>0.013156</text:p>
          </table:table-cell>
          <table:table-cell office:value-type="float" office:value="0.09962453" calcext:value-type="float">
            <text:p>0.09962453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6962" calcext:value-type="float">
            <text:p>0.6962</text:p>
          </table:table-cell>
          <table:table-cell table:style-name="ce3" office:value-type="float" office:value="0.01441" calcext:value-type="float">
            <text:p>0.01441</text:p>
          </table:table-cell>
          <table:table-cell table:style-name="ce3" office:value-type="float" office:value="0.09601447" calcext:value-type="float">
            <text:p>0.09601447</text:p>
          </table:table-cell>
          <table:table-cell table:formula="of:=([.C7]-[.E7])/[.D7]" office:value-type="float" office:value="41.650626648161" calcext:value-type="float">
            <text:p>41.6506266482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522" calcext:value-type="float">
            <text:p>0.522</text:p>
          </table:table-cell>
          <table:table-cell table:style-name="ce3" office:value-type="float" office:value="0.00906" calcext:value-type="float">
            <text:p>0.00906</text:p>
          </table:table-cell>
          <table:table-cell office:value-type="float" office:value="0.11338167" calcext:value-type="float">
            <text:p>0.11338167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0.6598" calcext:value-type="float">
            <text:p>0.6598</text:p>
          </table:table-cell>
          <table:table-cell table:style-name="ce3" office:value-type="float" office:value="0.013066" calcext:value-type="float">
            <text:p>0.013066</text:p>
          </table:table-cell>
          <table:table-cell office:value-type="float" office:value="0.08200245" calcext:value-type="float">
            <text:p>0.08200245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7106" calcext:value-type="float">
            <text:p>0.7106</text:p>
          </table:table-cell>
          <table:table-cell table:style-name="ce3" office:value-type="float" office:value="0.015214" calcext:value-type="float">
            <text:p>0.015214</text:p>
          </table:table-cell>
          <table:table-cell table:style-name="ce3" office:value-type="float" office:value="0.09343805" calcext:value-type="float">
            <text:p>0.09343805</text:p>
          </table:table-cell>
          <table:table-cell table:formula="of:=([.C8]-[.E8])/[.D8]" office:value-type="float" office:value="40.5653970027606" calcext:value-type="float">
            <text:p>40.5653970028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office:value-type="float" office:value="0.01341" calcext:value-type="float">
            <text:p>0.01341</text:p>
          </table:table-cell>
          <table:table-cell office:value-type="float" office:value="0.08851414" calcext:value-type="float">
            <text:p>0.08851414</text:p>
          </table:table-cell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office:value-type="float" office:value="0.6381" calcext:value-type="float">
            <text:p>0.6381</text:p>
          </table:table-cell>
          <table:table-cell table:style-name="ce3" office:value-type="float" office:value="0.013012" calcext:value-type="float">
            <text:p>0.013012</text:p>
          </table:table-cell>
          <table:table-cell office:value-type="float" office:value="0.09771936" calcext:value-type="float">
            <text:p>0.09771936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7274" calcext:value-type="float">
            <text:p>0.7274</text:p>
          </table:table-cell>
          <table:table-cell table:style-name="ce3" office:value-type="float" office:value="0.015388" calcext:value-type="float">
            <text:p>0.015388</text:p>
          </table:table-cell>
          <table:table-cell table:style-name="ce3" office:value-type="float" office:value="0.09243226" calcext:value-type="float">
            <text:p>0.09243226</text:p>
          </table:table-cell>
          <table:table-cell table:formula="of:=([.C9]-[.E9])/[.D9]" office:value-type="float" office:value="41.2638250584871" calcext:value-type="float">
            <text:p>41.2638250585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1142" calcext:value-type="float">
            <text:p>0.01142</text:p>
          </table:table-cell>
          <table:table-cell office:value-type="float" office:value="0.10098006" calcext:value-type="float">
            <text:p>0.10098006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0.7071" calcext:value-type="float">
            <text:p>0.7071</text:p>
          </table:table-cell>
          <table:table-cell table:style-name="ce3" office:value-type="float" office:value="0.015952" calcext:value-type="float">
            <text:p>0.015952</text:p>
          </table:table-cell>
          <table:table-cell office:value-type="float" office:value="0.10401913" calcext:value-type="float">
            <text:p>0.10401913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6738" calcext:value-type="float">
            <text:p>0.6738</text:p>
          </table:table-cell>
          <table:table-cell table:style-name="ce3" office:value-type="float" office:value="0.013642" calcext:value-type="float">
            <text:p>0.013642</text:p>
          </table:table-cell>
          <table:table-cell table:style-name="ce3" office:value-type="float" office:value="0.08645883" calcext:value-type="float">
            <text:p>0.08645883</text:p>
          </table:table-cell>
          <table:table-cell table:formula="of:=([.C10]-[.E10])/[.D10]" office:value-type="float" office:value="43.053890192054" calcext:value-type="float">
            <text:p>43.0538901921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0.726" calcext:value-type="float">
            <text:p>0.726</text:p>
          </table:table-cell>
          <table:table-cell table:style-name="ce3" office:value-type="float" office:value="0.0157" calcext:value-type="float">
            <text:p>0.0157</text:p>
          </table:table-cell>
          <table:table-cell office:value-type="float" office:value="0.08709561" calcext:value-type="float">
            <text:p>0.08709561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office:value-type="float" office:value="0.7462" calcext:value-type="float">
            <text:p>0.7462</text:p>
          </table:table-cell>
          <table:table-cell table:style-name="ce3" office:value-type="float" office:value="0.01543" calcext:value-type="float">
            <text:p>0.01543</text:p>
          </table:table-cell>
          <table:table-cell office:value-type="float" office:value="0.07903429" calcext:value-type="float">
            <text:p>0.07903429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7593" calcext:value-type="float">
            <text:p>0.7593</text:p>
          </table:table-cell>
          <table:table-cell table:style-name="ce3" office:value-type="float" office:value="0.015166" calcext:value-type="float">
            <text:p>0.015166</text:p>
          </table:table-cell>
          <table:table-cell table:style-name="ce3" office:value-type="float" office:value="0.07877917" calcext:value-type="float">
            <text:p>0.07877917</text:p>
          </table:table-cell>
          <table:table-cell table:formula="of:=([.C11]-[.E11])/[.D11]" office:value-type="float" office:value="44.8714776473691" calcext:value-type="float">
            <text:p>44.8714776474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0.727" calcext:value-type="float">
            <text:p>0.727</text:p>
          </table:table-cell>
          <table:table-cell table:style-name="ce3" office:value-type="float" office:value="0.01665" calcext:value-type="float">
            <text:p>0.01665</text:p>
          </table:table-cell>
          <table:table-cell office:value-type="float" office:value="0.10050228" calcext:value-type="float">
            <text:p>0.10050228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0.831" calcext:value-type="float">
            <text:p>0.831</text:p>
          </table:table-cell>
          <table:table-cell table:style-name="ce3" office:value-type="float" office:value="0.018398" calcext:value-type="float">
            <text:p>0.018398</text:p>
          </table:table-cell>
          <table:table-cell office:value-type="float" office:value="0.07715655" calcext:value-type="float">
            <text:p>0.07715655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7208" calcext:value-type="float">
            <text:p>0.7208</text:p>
          </table:table-cell>
          <table:table-cell table:style-name="ce3" office:value-type="float" office:value="0.014807" calcext:value-type="float">
            <text:p>0.014807</text:p>
          </table:table-cell>
          <table:table-cell table:style-name="ce3" office:value-type="float" office:value="0.07333315" calcext:value-type="float">
            <text:p>0.07333315</text:p>
          </table:table-cell>
          <table:table-cell table:formula="of:=([.C12]-[.E12])/[.D12]" office:value-type="float" office:value="43.7270784088607" calcext:value-type="float">
            <text:p>43.7270784089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0.756" calcext:value-type="float">
            <text:p>0.756</text:p>
          </table:table-cell>
          <table:table-cell table:style-name="ce3" office:value-type="float" office:value="0.01629" calcext:value-type="float">
            <text:p>0.01629</text:p>
          </table:table-cell>
          <table:table-cell office:value-type="float" office:value="0.08476688" calcext:value-type="float">
            <text:p>0.08476688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float" office:value="0.7658" calcext:value-type="float">
            <text:p>0.7658</text:p>
          </table:table-cell>
          <table:table-cell table:style-name="ce3" office:value-type="float" office:value="0.016264" calcext:value-type="float">
            <text:p>0.016264</text:p>
          </table:table-cell>
          <table:table-cell office:value-type="float" office:value="0.07783294" calcext:value-type="float">
            <text:p>0.07783294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6589" calcext:value-type="float">
            <text:p>0.6589</text:p>
          </table:table-cell>
          <table:table-cell table:style-name="ce3" office:value-type="float" office:value="0.013084" calcext:value-type="float">
            <text:p>0.013084</text:p>
          </table:table-cell>
          <table:table-cell table:style-name="ce3" office:value-type="float" office:value="0.07717713" calcext:value-type="float">
            <text:p>0.07717713</text:p>
          </table:table-cell>
          <table:table-cell table:formula="of:=([.C13]-[.E13])/[.D13]" office:value-type="float" office:value="44.4606290125344" calcext:value-type="float">
            <text:p>44.4606290125</text:p>
          </table:table-cell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689" calcext:value-type="float">
            <text:p>0.689</text:p>
          </table:table-cell>
          <table:table-cell table:style-name="ce3" office:value-type="float" office:value="0.01465" calcext:value-type="float">
            <text:p>0.01465</text:p>
          </table:table-cell>
          <table:table-cell office:value-type="float" office:value="0.09135174" calcext:value-type="float">
            <text:p>0.09135174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0.7553" calcext:value-type="float">
            <text:p>0.7553</text:p>
          </table:table-cell>
          <table:table-cell table:style-name="ce3" office:value-type="float" office:value="0.015742" calcext:value-type="float">
            <text:p>0.015742</text:p>
          </table:table-cell>
          <table:table-cell office:value-type="float" office:value="0.0728404" calcext:value-type="float">
            <text:p>0.0728404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1000 trees </text:p>
          </table:table-cell>
          <table:table-cell table:formula="of:=AVERAGE([.C4:.C13])" office:value-type="float" office:value="0.71051" calcext:value-type="float">
            <text:p>0.71051</text:p>
          </table:table-cell>
          <table:table-cell table:formula="of:=AVERAGE([.D4:.D13])" office:value-type="float" office:value="0.0148763" calcext:value-type="float">
            <text:p>0.0148763</text:p>
          </table:table-cell>
          <table:table-cell table:formula="of:=AVERAGE([.E4:.E13])" office:value-type="float" office:value="0.088229054" calcext:value-type="float">
            <text:p>0.088229054</text:p>
          </table:table-cell>
          <table:table-cell table:formula="of:=AVERAGE([.F4:.F13])" office:value-type="float" office:value="41.912829414007" calcext:value-type="float">
            <text:p>41.912829414</text:p>
          </table:table-cell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40"/>
        </table:table-row>
        <table:table-row table:style-name="ro1" table:number-rows-repeated="9">
          <table:table-cell table:number-columns-repeated="12"/>
          <table:table-cell table:style-name="Default" table:number-columns-repeated="5"/>
          <table:table-cell/>
          <table:table-cell table:style-name="Default"/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ar MLE</text:p>
          </table:table-cell>
          <table:table-cell office:value-type="string" calcext:value-type="string" table:number-columns-spanned="4" table:number-rows-spanned="1">
            <text:p>MLE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reconstructed from 0.8,00175,0.1</text:p>
          </table:table-cell>
          <table:covered-table-cell table:number-columns-repeated="3"/>
          <table:table-cell table:style-name="Default"/>
          <table:table-cell table:style-name="Default" office:value-type="string" calcext:value-type="string" table:number-columns-spanned="4" table:number-rows-spanned="1">
            <text:p>reconstructed from MLE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40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/>
          <table:table-cell table:style-name="ce2"/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K</text:p>
          </table:table-cell>
          <table:table-cell/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beta</text:p>
          </table:table-cell>
          <table:table-cell table:style-name="Default" office:value-type="string" calcext:value-type="string">
            <text:p>mu</text:p>
          </table:table-cell>
          <table:table-cell table:style-name="Default" office:value-type="string" calcext:value-type="string">
            <text:p>K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formula="of:=[.A25]/60" office:value-type="float" office:value="19.4166666666667" calcext:value-type="float">
            <text:p>19.416666666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0.76" calcext:value-type="float">
            <text:p>0.76</text:p>
          </table:table-cell>
          <table:table-cell table:style-name="ce7" office:value-type="float" office:value="0.0165" calcext:value-type="float">
            <text:p>0.0165</text:p>
          </table:table-cell>
          <table:table-cell table:style-name="ce5" office:value-type="float" office:value="0.09727892" calcext:value-type="float">
            <text:p>0.10</text:p>
          </table:table-cell>
          <table:table-cell table:style-name="ce9" table:formula="of:=([.D26]-[.F26])/[.E26]" office:value-type="float" office:value="40.1649139393939" calcext:value-type="float">
            <text:p>40.2</text:p>
          </table:table-cell>
          <table:table-cell table:style-name="ce3"/>
          <table:table-cell table:style-name="ce5" office:value-type="float" office:value="0.7152" calcext:value-type="float">
            <text:p>0.72</text:p>
          </table:table-cell>
          <table:table-cell table:style-name="ce7" office:value-type="float" office:value="0.015181" calcext:value-type="float">
            <text:p>0.0152</text:p>
          </table:table-cell>
          <table:table-cell table:style-name="ce5" office:value-type="float" office:value="0.08713772" calcext:value-type="float">
            <text:p>0.09</text:p>
          </table:table-cell>
          <table:table-cell table:style-name="ce9" table:formula="of:=([.I26]-[.K26])/[.J26]" office:value-type="float" office:value="41.371601343785" calcext:value-type="float">
            <text:p>41.4</text:p>
          </table:table-cell>
          <table:table-cell table:style-name="Default"/>
          <table:table-cell table:style-name="ce5" office:value-type="float" office:value="0.6999" calcext:value-type="float">
            <text:p>0.70</text:p>
          </table:table-cell>
          <table:table-cell table:style-name="ce7" office:value-type="float" office:value="0.014866" calcext:value-type="float">
            <text:p>0.0149</text:p>
          </table:table-cell>
          <table:table-cell table:style-name="ce5" office:value-type="float" office:value="0.08523065" calcext:value-type="float">
            <text:p>0.09</text:p>
          </table:table-cell>
          <table:table-cell table:style-name="ce9" table:formula="of:=([.N26]-[.P26])/[.O26]" office:value-type="float" office:value="41.3473261132786" calcext:value-type="float">
            <text:p>41.3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0.84" calcext:value-type="float">
            <text:p>0.84</text:p>
          </table:table-cell>
          <table:table-cell table:style-name="ce7" office:value-type="float" office:value="0.0188" calcext:value-type="float">
            <text:p>0.0188</text:p>
          </table:table-cell>
          <table:table-cell table:style-name="ce5" office:value-type="float" office:value="0.09483724" calcext:value-type="float">
            <text:p>0.09</text:p>
          </table:table-cell>
          <table:table-cell table:style-name="ce9" table:formula="of:=([.D27]-[.F27])/[.E27]" office:value-type="float" office:value="39.6363170212766" calcext:value-type="float">
            <text:p>39.6</text:p>
          </table:table-cell>
          <table:table-cell table:style-name="ce3"/>
          <table:table-cell table:style-name="ce5" office:value-type="float" office:value="0.9721" calcext:value-type="float">
            <text:p>0.97</text:p>
          </table:table-cell>
          <table:table-cell table:style-name="ce7" office:value-type="float" office:value="0.022306" calcext:value-type="float">
            <text:p>0.0223</text:p>
          </table:table-cell>
          <table:table-cell table:style-name="ce5" office:value-type="float" office:value="0.07283665" calcext:value-type="float">
            <text:p>0.07</text:p>
          </table:table-cell>
          <table:table-cell table:style-name="ce9" table:formula="of:=([.I27]-[.K27])/[.J27]" office:value-type="float" office:value="40.314863713799" calcext:value-type="float">
            <text:p>40.3</text:p>
          </table:table-cell>
          <table:table-cell table:style-name="Default"/>
          <table:table-cell table:style-name="ce5" office:value-type="float" office:value="0.9814" calcext:value-type="float">
            <text:p>0.98</text:p>
          </table:table-cell>
          <table:table-cell table:style-name="ce7" office:value-type="float" office:value="0.022573" calcext:value-type="float">
            <text:p>0.0226</text:p>
          </table:table-cell>
          <table:table-cell table:style-name="ce5" office:value-type="float" office:value="0.07259463" calcext:value-type="float">
            <text:p>0.07</text:p>
          </table:table-cell>
          <table:table-cell table:style-name="ce9" table:formula="of:=([.N27]-[.P27])/[.O27]" office:value-type="float" office:value="40.26072608869" calcext:value-type="float">
            <text:p>40.3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0.93" calcext:value-type="float">
            <text:p>0.93</text:p>
          </table:table-cell>
          <table:table-cell table:style-name="ce7" office:value-type="float" office:value="0.0213" calcext:value-type="float">
            <text:p>0.0213</text:p>
          </table:table-cell>
          <table:table-cell table:style-name="ce5" office:value-type="float" office:value="0.09715394" calcext:value-type="float">
            <text:p>0.10</text:p>
          </table:table-cell>
          <table:table-cell table:style-name="ce9" table:formula="of:=([.D28]-[.F28])/[.E28]" office:value-type="float" office:value="39.1007539906103" calcext:value-type="float">
            <text:p>39.1</text:p>
          </table:table-cell>
          <table:table-cell table:style-name="ce3"/>
          <table:table-cell table:style-name="ce5" office:value-type="float" office:value="0.7064" calcext:value-type="float">
            <text:p>0.71</text:p>
          </table:table-cell>
          <table:table-cell table:style-name="ce7" office:value-type="float" office:value="0.015347" calcext:value-type="float">
            <text:p>0.0153</text:p>
          </table:table-cell>
          <table:table-cell table:style-name="ce5" office:value-type="float" office:value="0.10242424" calcext:value-type="float">
            <text:p>0.10</text:p>
          </table:table-cell>
          <table:table-cell table:style-name="ce9" table:formula="of:=([.I28]-[.K28])/[.J28]" office:value-type="float" office:value="39.3546465107187" calcext:value-type="float">
            <text:p>39.4</text:p>
          </table:table-cell>
          <table:table-cell table:style-name="Default"/>
          <table:table-cell table:style-name="ce5" office:value-type="float" office:value="0.7281" calcext:value-type="float">
            <text:p>0.73</text:p>
          </table:table-cell>
          <table:table-cell table:style-name="ce7" office:value-type="float" office:value="0.015842" calcext:value-type="float">
            <text:p>0.0158</text:p>
          </table:table-cell>
          <table:table-cell table:style-name="ce5" office:value-type="float" office:value="0.09955712" calcext:value-type="float">
            <text:p>0.10</text:p>
          </table:table-cell>
          <table:table-cell table:style-name="ce9" table:formula="of:=([.N28]-[.P28])/[.O28]" office:value-type="float" office:value="39.6757278121449" calcext:value-type="float">
            <text:p>39.7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0.9" calcext:value-type="float">
            <text:p>0.90</text:p>
          </table:table-cell>
          <table:table-cell table:style-name="ce7" office:value-type="float" office:value="0.0201" calcext:value-type="float">
            <text:p>0.0201</text:p>
          </table:table-cell>
          <table:table-cell table:style-name="ce5" office:value-type="float" office:value="0.10399678" calcext:value-type="float">
            <text:p>0.10</text:p>
          </table:table-cell>
          <table:table-cell table:style-name="ce9" table:formula="of:=([.D29]-[.F29])/[.E29]" office:value-type="float" office:value="39.6021502487562" calcext:value-type="float">
            <text:p>39.6</text:p>
          </table:table-cell>
          <table:table-cell table:style-name="ce3"/>
          <table:table-cell table:style-name="ce5" office:value-type="float" office:value="0.7764" calcext:value-type="float">
            <text:p>0.78</text:p>
          </table:table-cell>
          <table:table-cell table:style-name="ce7" office:value-type="float" office:value="0.016749" calcext:value-type="float">
            <text:p>0.0167</text:p>
          </table:table-cell>
          <table:table-cell table:style-name="ce5" office:value-type="float" office:value="0.08708186" calcext:value-type="float">
            <text:p>0.09</text:p>
          </table:table-cell>
          <table:table-cell table:style-name="ce9" table:formula="of:=([.I29]-[.K29])/[.J29]" office:value-type="float" office:value="41.1557788524688" calcext:value-type="float">
            <text:p>41.2</text:p>
          </table:table-cell>
          <table:table-cell table:style-name="Default"/>
          <table:table-cell table:style-name="ce5" office:value-type="float" office:value="0.8197" calcext:value-type="float">
            <text:p>0.82</text:p>
          </table:table-cell>
          <table:table-cell table:style-name="ce7" office:value-type="float" office:value="0.017896" calcext:value-type="float">
            <text:p>0.0179</text:p>
          </table:table-cell>
          <table:table-cell table:style-name="ce5" office:value-type="float" office:value="0.08845561" calcext:value-type="float">
            <text:p>0.09</text:p>
          </table:table-cell>
          <table:table-cell table:style-name="ce9" table:formula="of:=([.N29]-[.P29])/[.O29]" office:value-type="float" office:value="40.8607727983907" calcext:value-type="float">
            <text:p>40.9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0.83" calcext:value-type="float">
            <text:p>0.83</text:p>
          </table:table-cell>
          <table:table-cell table:style-name="ce7" office:value-type="float" office:value="0.0186" calcext:value-type="float">
            <text:p>0.0186</text:p>
          </table:table-cell>
          <table:table-cell table:style-name="ce5" office:value-type="float" office:value="0.09583434" calcext:value-type="float">
            <text:p>0.10</text:p>
          </table:table-cell>
          <table:table-cell table:style-name="ce9" table:formula="of:=([.D30]-[.F30])/[.E30]" office:value-type="float" office:value="39.4712720430107" calcext:value-type="float">
            <text:p>39.5</text:p>
          </table:table-cell>
          <table:table-cell table:style-name="ce3"/>
          <table:table-cell table:style-name="ce5" office:value-type="float" office:value="0.6473" calcext:value-type="float">
            <text:p>0.65</text:p>
          </table:table-cell>
          <table:table-cell table:style-name="ce7" office:value-type="float" office:value="0.013291" calcext:value-type="float">
            <text:p>0.0133</text:p>
          </table:table-cell>
          <table:table-cell table:style-name="ce5" office:value-type="float" office:value="0.09075311" calcext:value-type="float">
            <text:p>0.09</text:p>
          </table:table-cell>
          <table:table-cell table:style-name="ce9" table:formula="of:=([.I30]-[.K30])/[.J30]" office:value-type="float" office:value="41.8739665939358" calcext:value-type="float">
            <text:p>41.9</text:p>
          </table:table-cell>
          <table:table-cell table:style-name="Default"/>
          <table:table-cell table:style-name="ce5" office:value-type="float" office:value="0.6414" calcext:value-type="float">
            <text:p>0.64</text:p>
          </table:table-cell>
          <table:table-cell table:style-name="ce7" office:value-type="float" office:value="0.013294" calcext:value-type="float">
            <text:p>0.0133</text:p>
          </table:table-cell>
          <table:table-cell table:style-name="ce5" office:value-type="float" office:value="0.08719994" calcext:value-type="float">
            <text:p>0.09</text:p>
          </table:table-cell>
          <table:table-cell table:style-name="ce9" table:formula="of:=([.N30]-[.P30])/[.O30]" office:value-type="float" office:value="41.6879840529562" calcext:value-type="float">
            <text:p>41.7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1.05" calcext:value-type="float">
            <text:p>1.05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5" office:value-type="float" office:value="0.08514606" calcext:value-type="float">
            <text:p>0.09</text:p>
          </table:table-cell>
          <table:table-cell table:style-name="ce9" table:formula="of:=([.D31]-[.F31])/[.E31]" office:value-type="float" office:value="41.5885318965517" calcext:value-type="float">
            <text:p>41.6</text:p>
          </table:table-cell>
          <table:table-cell table:style-name="ce3"/>
          <table:table-cell table:style-name="ce5" office:value-type="float" office:value="0.7224" calcext:value-type="float">
            <text:p>0.72</text:p>
          </table:table-cell>
          <table:table-cell table:style-name="ce7" office:value-type="float" office:value="0.01486" calcext:value-type="float">
            <text:p>0.0149</text:p>
          </table:table-cell>
          <table:table-cell table:style-name="ce5" office:value-type="float" office:value="0.06901041" calcext:value-type="float">
            <text:p>0.07</text:p>
          </table:table-cell>
          <table:table-cell table:style-name="ce9" table:formula="of:=([.I31]-[.K31])/[.J31]" office:value-type="float" office:value="43.9696897711979" calcext:value-type="float">
            <text:p>44.0</text:p>
          </table:table-cell>
          <table:table-cell table:style-name="Default"/>
          <table:table-cell table:style-name="ce5" office:value-type="float" office:value="0.7563" calcext:value-type="float">
            <text:p>0.76</text:p>
          </table:table-cell>
          <table:table-cell table:style-name="ce7" office:value-type="float" office:value="0.015448" calcext:value-type="float">
            <text:p>0.0154</text:p>
          </table:table-cell>
          <table:table-cell table:style-name="ce5" office:value-type="float" office:value="0.07292112" calcext:value-type="float">
            <text:p>0.07</text:p>
          </table:table-cell>
          <table:table-cell table:style-name="ce9" table:formula="of:=([.N31]-[.P31])/[.O31]" office:value-type="float" office:value="44.2373692387364" calcext:value-type="float">
            <text:p>44.2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0.98" calcext:value-type="float">
            <text:p>0.98</text:p>
          </table:table-cell>
          <table:table-cell table:style-name="ce7" office:value-type="float" office:value="0.0224" calcext:value-type="float">
            <text:p>0.0224</text:p>
          </table:table-cell>
          <table:table-cell table:style-name="ce5" office:value-type="float" office:value="0.09777608" calcext:value-type="float">
            <text:p>0.10</text:p>
          </table:table-cell>
          <table:table-cell table:style-name="ce9" table:formula="of:=([.D32]-[.F32])/[.E32]" office:value-type="float" office:value="39.3849964285714" calcext:value-type="float">
            <text:p>39.4</text:p>
          </table:table-cell>
          <table:table-cell table:style-name="ce3"/>
          <table:table-cell table:style-name="ce5" office:value-type="float" office:value="0.718" calcext:value-type="float">
            <text:p>0.72</text:p>
          </table:table-cell>
          <table:table-cell table:style-name="ce7" office:value-type="float" office:value="0.015329" calcext:value-type="float">
            <text:p>0.0153</text:p>
          </table:table-cell>
          <table:table-cell table:style-name="ce5" office:value-type="float" office:value="0.09127913" calcext:value-type="float">
            <text:p>0.09</text:p>
          </table:table-cell>
          <table:table-cell table:style-name="ce9" table:formula="of:=([.I32]-[.K32])/[.J32]" office:value-type="float" office:value="40.8846545762933" calcext:value-type="float">
            <text:p>40.9</text:p>
          </table:table-cell>
          <table:table-cell table:style-name="Default"/>
          <table:table-cell table:style-name="ce5" office:value-type="float" office:value="0.7808" calcext:value-type="float">
            <text:p>0.78</text:p>
          </table:table-cell>
          <table:table-cell table:style-name="ce7" office:value-type="float" office:value="0.017043" calcext:value-type="float">
            <text:p>0.0170</text:p>
          </table:table-cell>
          <table:table-cell table:style-name="ce5" office:value-type="float" office:value="0.09117487" calcext:value-type="float">
            <text:p>0.09</text:p>
          </table:table-cell>
          <table:table-cell table:style-name="ce9" table:formula="of:=([.N32]-[.P32])/[.O32]" office:value-type="float" office:value="40.463834418823" calcext:value-type="float">
            <text:p>40.5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0.63" calcext:value-type="float">
            <text:p>0.63</text:p>
          </table:table-cell>
          <table:table-cell table:style-name="ce7" office:value-type="float" office:value="0.0132" calcext:value-type="float">
            <text:p>0.0132</text:p>
          </table:table-cell>
          <table:table-cell table:style-name="ce5" office:value-type="float" office:value="0.10820197" calcext:value-type="float">
            <text:p>0.11</text:p>
          </table:table-cell>
          <table:table-cell table:style-name="ce9" table:formula="of:=([.D33]-[.F33])/[.E33]" office:value-type="float" office:value="39.5301537878788" calcext:value-type="float">
            <text:p>39.5</text:p>
          </table:table-cell>
          <table:table-cell table:style-name="ce3"/>
          <table:table-cell table:style-name="ce5" office:value-type="float" office:value="0.6252" calcext:value-type="float">
            <text:p>0.63</text:p>
          </table:table-cell>
          <table:table-cell table:style-name="ce7" office:value-type="float" office:value="0.012224" calcext:value-type="float">
            <text:p>0.0122</text:p>
          </table:table-cell>
          <table:table-cell table:style-name="ce5" office:value-type="float" office:value="0.08990272" calcext:value-type="float">
            <text:p>0.09</text:p>
          </table:table-cell>
          <table:table-cell table:style-name="ce9" table:formula="of:=([.I33]-[.K33])/[.J33]" office:value-type="float" office:value="43.7906806282723" calcext:value-type="float">
            <text:p>43.8</text:p>
          </table:table-cell>
          <table:table-cell table:style-name="Default"/>
          <table:table-cell table:style-name="ce5" office:value-type="float" office:value="0.5983" calcext:value-type="float">
            <text:p>0.60</text:p>
          </table:table-cell>
          <table:table-cell table:style-name="ce7" office:value-type="float" office:value="0.011609" calcext:value-type="float">
            <text:p>0.0116</text:p>
          </table:table-cell>
          <table:table-cell table:style-name="ce5" office:value-type="float" office:value="0.08834857" calcext:value-type="float">
            <text:p>0.09</text:p>
          </table:table-cell>
          <table:table-cell table:style-name="ce9" table:formula="of:=([.N33]-[.P33])/[.O33]" office:value-type="float" office:value="43.927248686364" calcext:value-type="float">
            <text:p>43.9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.00</text:p>
          </table:table-cell>
          <table:table-cell table:style-name="ce7" office:value-type="float" office:value="0.0219" calcext:value-type="float">
            <text:p>0.0219</text:p>
          </table:table-cell>
          <table:table-cell table:style-name="ce5" office:value-type="float" office:value="0.08277779" calcext:value-type="float">
            <text:p>0.08</text:p>
          </table:table-cell>
          <table:table-cell table:style-name="ce9" table:formula="of:=([.D34]-[.F34])/[.E34]" office:value-type="float" office:value="41.8822926940639" calcext:value-type="float">
            <text:p>41.9</text:p>
          </table:table-cell>
          <table:table-cell table:style-name="ce3"/>
          <table:table-cell table:style-name="ce5" office:value-type="float" office:value="0.7962" calcext:value-type="float">
            <text:p>0.80</text:p>
          </table:table-cell>
          <table:table-cell table:style-name="ce7" office:value-type="float" office:value="0.016828" calcext:value-type="float">
            <text:p>0.0168</text:p>
          </table:table-cell>
          <table:table-cell table:style-name="ce5" office:value-type="float" office:value="0.06410639" calcext:value-type="float">
            <text:p>0.06</text:p>
          </table:table-cell>
          <table:table-cell table:style-name="ce9" table:formula="of:=([.I34]-[.K34])/[.J34]" office:value-type="float" office:value="43.5044931067269" calcext:value-type="float">
            <text:p>43.5</text:p>
          </table:table-cell>
          <table:table-cell table:style-name="Default"/>
          <table:table-cell table:style-name="ce5" office:value-type="float" office:value="0.8192" calcext:value-type="float">
            <text:p>0.82</text:p>
          </table:table-cell>
          <table:table-cell table:style-name="ce7" office:value-type="float" office:value="0.017119" calcext:value-type="float">
            <text:p>0.0171</text:p>
          </table:table-cell>
          <table:table-cell table:style-name="ce5" office:value-type="float" office:value="0.06532155" calcext:value-type="float">
            <text:p>0.07</text:p>
          </table:table-cell>
          <table:table-cell table:style-name="ce9" table:formula="of:=([.N34]-[.P34])/[.O34]" office:value-type="float" office:value="44.0375284771307" calcext:value-type="float">
            <text:p>44.0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76" calcext:value-type="float">
            <text:p>0.76</text:p>
          </table:table-cell>
          <table:table-cell table:style-name="ce7" office:value-type="float" office:value="0.0168" calcext:value-type="float">
            <text:p>0.0168</text:p>
          </table:table-cell>
          <table:table-cell table:style-name="ce5" office:value-type="float" office:value="0.12290199" calcext:value-type="float">
            <text:p>0.12</text:p>
          </table:table-cell>
          <table:table-cell table:style-name="ce9" table:formula="of:=([.D35]-[.F35])/[.E35]" office:value-type="float" office:value="37.9225005952381" calcext:value-type="float">
            <text:p>37.9</text:p>
          </table:table-cell>
          <table:table-cell table:style-name="ce3"/>
          <table:table-cell table:style-name="ce5" office:value-type="float" office:value="0.6242" calcext:value-type="float">
            <text:p>0.62</text:p>
          </table:table-cell>
          <table:table-cell table:style-name="ce7" office:value-type="float" office:value="0.013156" calcext:value-type="float">
            <text:p>0.0132</text:p>
          </table:table-cell>
          <table:table-cell table:style-name="ce5" office:value-type="float" office:value="0.11370518" calcext:value-type="float">
            <text:p>0.11</text:p>
          </table:table-cell>
          <table:table-cell table:style-name="ce9" table:formula="of:=([.I35]-[.K35])/[.J35]" office:value-type="float" office:value="38.8031939799331" calcext:value-type="float">
            <text:p>38.8</text:p>
          </table:table-cell>
          <table:table-cell table:style-name="Default"/>
          <table:table-cell table:style-name="ce5" office:value-type="float" office:value="0.6497" calcext:value-type="float">
            <text:p>0.65</text:p>
          </table:table-cell>
          <table:table-cell table:style-name="ce7" office:value-type="float" office:value="0.013722" calcext:value-type="float">
            <text:p>0.0137</text:p>
          </table:table-cell>
          <table:table-cell table:style-name="ce5" office:value-type="float" office:value="0.12140316" calcext:value-type="float">
            <text:p>0.12</text:p>
          </table:table-cell>
          <table:table-cell table:style-name="ce9" table:formula="of:=([.N35]-[.P35])/[.O35]" office:value-type="float" office:value="38.4999883398921" calcext:value-type="float">
            <text:p>38.5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/>
          <table:table-cell table:style-name="ce4" table:number-columns-repeated="2"/>
          <table:table-cell table:style-name="ce6" table:formula="of:=AVERAGE([.D26:.D35])" office:value-type="float" office:value="0.868" calcext:value-type="float">
            <text:p>0.87</text:p>
          </table:table-cell>
          <table:table-cell table:style-name="ce8" table:formula="of:=AVERAGE([.E26:.E35])" office:value-type="float" office:value="0.01928" calcext:value-type="float">
            <text:p>0.0193</text:p>
          </table:table-cell>
          <table:table-cell table:style-name="ce6" table:formula="of:=AVERAGE([.F26:.F35])" office:value-type="float" office:value="0.098590511" calcext:value-type="float">
            <text:p>0.10</text:p>
          </table:table-cell>
          <table:table-cell table:style-name="ce10" table:formula="of:=AVERAGE([.G26:.G35])" office:value-type="float" office:value="39.8283882645352" calcext:value-type="float">
            <text:p>39.8</text:p>
          </table:table-cell>
          <table:table-cell table:style-name="ce4"/>
          <table:table-cell table:style-name="ce6" table:formula="of:=AVERAGE([.I26:.I35])" office:value-type="float" office:value="0.73034" calcext:value-type="float">
            <text:p>0.73</text:p>
          </table:table-cell>
          <table:table-cell table:style-name="ce8" table:formula="of:=AVERAGE([.J26:.J35])" office:value-type="float" office:value="0.0155271" calcext:value-type="float">
            <text:p>0.0155</text:p>
          </table:table-cell>
          <table:table-cell table:style-name="ce6" table:formula="of:=AVERAGE([.K26:.K35])" office:value-type="float" office:value="0.086823741" calcext:value-type="float">
            <text:p>0.09</text:p>
          </table:table-cell>
          <table:table-cell table:style-name="ce10" table:formula="of:=AVERAGE([.L26:.L35])" office:value-type="float" office:value="41.5023569077131" calcext:value-type="float">
            <text:p>41.5</text:p>
          </table:table-cell>
          <table:table-cell table:style-name="ce4"/>
          <table:table-cell table:style-name="ce6" table:formula="of:=AVERAGE([.N26:.N35])" office:value-type="float" office:value="0.74748" calcext:value-type="float">
            <text:p>0.75</text:p>
          </table:table-cell>
          <table:table-cell table:style-name="ce8" table:formula="of:=AVERAGE([.O26:.O35])" office:value-type="float" office:value="0.0159412" calcext:value-type="float">
            <text:p>0.0159</text:p>
          </table:table-cell>
          <table:table-cell table:style-name="ce6" table:formula="of:=AVERAGE([.P26:.P35])" office:value-type="float" office:value="0.087220722" calcext:value-type="float">
            <text:p>0.09</text:p>
          </table:table-cell>
          <table:table-cell table:style-name="ce10" table:formula="of:=AVERAGE([.Q26:.Q35])" office:value-type="float" office:value="41.4998506026407" calcext:value-type="float">
            <text:p>41.5</text:p>
          </table:table-cell>
          <table:table-cell table:style-name="ce4"/>
          <table:table-cell table:style-name="Default"/>
          <table:table-cell table:number-columns-repeated="40"/>
        </table:table-row>
        <table:table-row table:style-name="ro1" table:number-rows-repeated="3">
          <table:table-cell table:number-columns-repeated="12"/>
          <table:table-cell table:style-name="Default" table:number-columns-repeated="5"/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3"/>
          <table:table-cell office:value-type="string" calcext:value-type="string">
            <text:p>EM</text:p>
          </table:table-cell>
          <table:table-cell table:number-columns-repeated="8"/>
          <table:table-cell table:style-name="Default" office:value-type="string" calcext:value-type="string">
            <text:p>Seed = 8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eed = 7</text:p>
          </table:table-cell>
          <table:table-cell table:number-columns-repeated="5"/>
          <table:table-cell office:value-type="string" calcext:value-type="string">
            <text:p>Seed =7 op1</text:p>
          </table:table-cell>
          <table:table-cell table:number-columns-repeated="5"/>
          <table:table-cell table:style-name="ce2" office:value-type="string" calcext:value-type="string">
            <text:p>Seed = 19</text:p>
          </table:table-cell>
          <table:table-cell table:style-name="ce2" table:number-columns-repeated="3"/>
          <table:table-cell table:number-columns-repeated="2"/>
          <table:table-cell office:value-type="string" calcext:value-type="string">
            <text:p>Seed = 37483</text:p>
          </table:table-cell>
          <table:table-cell table:number-columns-repeated="5"/>
          <table:table-cell office:value-type="string" calcext:value-type="string">
            <text:p>Seed = 79692</text:p>
          </table:table-cell>
          <table:table-cell table:number-columns-repeated="11"/>
          <table:table-cell office:value-type="string" calcext:value-type="string">
            <text:p>Seed= 511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88" calcext:value-type="float">
            <text:p>0.0088</text:p>
          </table:table-cell>
          <table:table-cell table:style-name="ce3" office:value-type="float" office:value="0.0370458" calcext:value-type="float">
            <text:p>0.0370458</text:p>
          </table:table-cell>
          <table:table-cell table:style-name="ce3" office:value-type="float" office:value="58.29025" calcext:value-type="float">
            <text:p>58.290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0.017" calcext:value-type="float">
            <text:p>0.017</text:p>
          </table:table-cell>
          <table:table-cell office:value-type="float" office:value="0.612412216" calcext:value-type="float">
            <text:p>0.612412216</text:p>
          </table:table-cell>
          <table:table-cell office:value-type="float" office:value="56.32869" calcext:value-type="float">
            <text:p>56.328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0.015" calcext:value-type="float">
            <text:p>0.015</text:p>
          </table:table-cell>
          <table:table-cell table:style-name="ce5" office:value-type="float" office:value="0.554988844" calcext:value-type="float">
            <text:p>0.55</text:p>
          </table:table-cell>
          <table:table-cell table:style-name="ce11" office:value-type="float" office:value="58.33408" calcext:value-type="float">
            <text:p>5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0.0135" calcext:value-type="float">
            <text:p>0.0135</text:p>
          </table:table-cell>
          <table:table-cell table:style-name="ce3" office:value-type="float" office:value="0.5416486" calcext:value-type="float">
            <text:p>0.5416486</text:p>
          </table:table-cell>
          <table:table-cell table:style-name="ce3" office:value-type="float" office:value="58.3964" calcext:value-type="float">
            <text:p>58.396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59" calcext:value-type="float">
            <text:p>1.59</text:p>
          </table:table-cell>
          <table:table-cell table:style-name="ce3" office:value-type="float" office:value="0.0175" calcext:value-type="float">
            <text:p>0.0175</text:p>
          </table:table-cell>
          <table:table-cell table:style-name="ce3" office:value-type="float" office:value="0.54867027" calcext:value-type="float">
            <text:p>0.54867027</text:p>
          </table:table-cell>
          <table:table-cell table:style-name="ce3" office:value-type="float" office:value="59.50456" calcext:value-type="float">
            <text:p>59.5045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635502323" calcext:value-type="float">
            <text:p>0.635502323</text:p>
          </table:table-cell>
          <table:table-cell table:style-name="ce3" office:value-type="float" office:value="55.32126" calcext:value-type="float">
            <text:p>55.3212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51" calcext:value-type="float">
            <text:p>1.51</text:p>
          </table:table-cell>
          <table:table-cell table:style-name="ce3" office:value-type="float" office:value="0.0165" calcext:value-type="float">
            <text:p>0.0165</text:p>
          </table:table-cell>
          <table:table-cell table:style-name="ce3" office:value-type="float" office:value="0.522308156" calcext:value-type="float">
            <text:p>0.522308156</text:p>
          </table:table-cell>
          <table:table-cell table:style-name="ce3" office:value-type="float" office:value="59.86011" calcext:value-type="float">
            <text:p>59.860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0.0155" calcext:value-type="float">
            <text:p>0.0155</text:p>
          </table:table-cell>
          <table:table-cell table:style-name="ce3" office:value-type="float" office:value="0.509398826" calcext:value-type="float">
            <text:p>0.509398826</text:p>
          </table:table-cell>
          <table:table-cell table:style-name="ce3" office:value-type="float" office:value="59.39362" calcext:value-type="float">
            <text:p>59.3936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55467848" calcext:value-type="float">
            <text:p>0.55467848</text:p>
          </table:table-cell>
          <table:table-cell table:style-name="ce3" office:value-type="float" office:value="58.35477" calcext:value-type="float">
            <text:p>58.35477</text:p>
          </table:table-cell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05422715" calcext:value-type="float">
            <text:p>0.05422715</text:p>
          </table:table-cell>
          <table:table-cell table:style-name="ce3" office:value-type="float" office:value="61.6603" calcext:value-type="float">
            <text:p>61.660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506008115" calcext:value-type="float">
            <text:p>0.506008115</text:p>
          </table:table-cell>
          <table:table-cell office:value-type="float" office:value="63.23732" calcext:value-type="float">
            <text:p>63.2373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.09" calcext:value-type="float">
            <text:p>1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5" office:value-type="float" office:value="0.42699348" calcext:value-type="float">
            <text:p>0.43</text:p>
          </table:table-cell>
          <table:table-cell table:style-name="ce11" office:value-type="float" office:value="66.30065" calcext:value-type="float">
            <text:p>6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3" office:value-type="float" office:value="0.4057887" calcext:value-type="float">
            <text:p>0.4057887</text:p>
          </table:table-cell>
          <table:table-cell table:style-name="ce3" office:value-type="float" office:value="67.22817" calcext:value-type="float">
            <text:p>67.228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43117757" calcext:value-type="float">
            <text:p>0.43117757</text:p>
          </table:table-cell>
          <table:table-cell table:style-name="ce3" office:value-type="float" office:value="65.50579" calcext:value-type="float">
            <text:p>65.5057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3" calcext:value-type="float">
            <text:p>1.13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533147508" calcext:value-type="float">
            <text:p>0.533147508</text:p>
          </table:table-cell>
          <table:table-cell table:style-name="ce3" office:value-type="float" office:value="62.82658" calcext:value-type="float">
            <text:p>62.8265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3" calcext:value-type="float">
            <text:p>1.13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391118138" calcext:value-type="float">
            <text:p>0.391118138</text:p>
          </table:table-cell>
          <table:table-cell table:style-name="ce3" office:value-type="float" office:value="67.17108" calcext:value-type="float">
            <text:p>67.1710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3617664745" calcext:value-type="float">
            <text:p>0.3617664745</text:p>
          </table:table-cell>
          <table:table-cell table:style-name="ce3" office:value-type="float" office:value="67.5815" calcext:value-type="float">
            <text:p>67.581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42815172" calcext:value-type="float">
            <text:p>0.42815172</text:p>
          </table:table-cell>
          <table:table-cell table:style-name="ce3" office:value-type="float" office:value="67.18483" calcext:value-type="float">
            <text:p>67.18483</text:p>
          </table:table-cell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0088" calcext:value-type="float">
            <text:p>0.0088</text:p>
          </table:table-cell>
          <table:table-cell table:style-name="ce3" office:value-type="float" office:value="0.07138702" calcext:value-type="float">
            <text:p>0.07138702</text:p>
          </table:table-cell>
          <table:table-cell table:style-name="ce3" office:value-type="float" office:value="64.61511" calcext:value-type="float">
            <text:p>64.61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439123183" calcext:value-type="float">
            <text:p>0.439123183</text:p>
          </table:table-cell>
          <table:table-cell office:value-type="float" office:value="68.11691" calcext:value-type="float">
            <text:p>68.1169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7" calcext:value-type="float">
            <text:p>0.007</text:p>
          </table:table-cell>
          <table:table-cell table:style-name="ce5" office:value-type="float" office:value="0.360870347" calcext:value-type="float">
            <text:p>0.36</text:p>
          </table:table-cell>
          <table:table-cell table:style-name="ce11" office:value-type="float" office:value="69.87566" calcext:value-type="float">
            <text:p>7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3228099" calcext:value-type="float">
            <text:p>0.3228099</text:p>
          </table:table-cell>
          <table:table-cell table:style-name="ce3" office:value-type="float" office:value="69.43802" calcext:value-type="float">
            <text:p>69.4380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.03" calcext:value-type="float">
            <text:p>1.03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36651978" calcext:value-type="float">
            <text:p>0.36651978</text:p>
          </table:table-cell>
          <table:table-cell table:style-name="ce3" office:value-type="float" office:value="69.84002" calcext:value-type="float">
            <text:p>69.8400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47246053" calcext:value-type="float">
            <text:p>0.47246053</text:p>
          </table:table-cell>
          <table:table-cell table:style-name="ce3" office:value-type="float" office:value="67.31376" calcext:value-type="float">
            <text:p>67.3137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321541613" calcext:value-type="float">
            <text:p>0.321541613</text:p>
          </table:table-cell>
          <table:table-cell table:style-name="ce3" office:value-type="float" office:value="71.0573" calcext:value-type="float">
            <text:p>71.057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2777077935" calcext:value-type="float">
            <text:p>0.2777077935</text:p>
          </table:table-cell>
          <table:table-cell table:style-name="ce3" office:value-type="float" office:value="69.58342" calcext:value-type="float">
            <text:p>69.5834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3" office:value-type="float" office:value="0.36002668" calcext:value-type="float">
            <text:p>0.36002668</text:p>
          </table:table-cell>
          <table:table-cell table:style-name="ce3" office:value-type="float" office:value="71.99644" calcext:value-type="float">
            <text:p>71.99644</text:p>
          </table:table-cell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0082" calcext:value-type="float">
            <text:p>0.0082</text:p>
          </table:table-cell>
          <table:table-cell table:style-name="ce3" office:value-type="float" office:value="0.08703709" calcext:value-type="float">
            <text:p>0.08703709</text:p>
          </table:table-cell>
          <table:table-cell table:style-name="ce3" office:value-type="float" office:value="67.4345" calcext:value-type="float">
            <text:p>67.434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6648796" calcext:value-type="float">
            <text:p>0.396648796</text:p>
          </table:table-cell>
          <table:table-cell office:value-type="float" office:value="68.89187" calcext:value-type="float">
            <text:p>68.89187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5" office:value-type="float" office:value="0.318409623" calcext:value-type="float">
            <text:p>0.32</text:p>
          </table:table-cell>
          <table:table-cell table:style-name="ce11" office:value-type="float" office:value="71.19825" calcext:value-type="float">
            <text:p>7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2539402" calcext:value-type="float">
            <text:p>0.2539402</text:p>
          </table:table-cell>
          <table:table-cell table:style-name="ce3" office:value-type="float" office:value="63.21195" calcext:value-type="float">
            <text:p>63.2119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33120563" calcext:value-type="float">
            <text:p>0.33120563</text:p>
          </table:table-cell>
          <table:table-cell table:style-name="ce3" office:value-type="float" office:value="69.8493" calcext:value-type="float">
            <text:p>69.849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426991826" calcext:value-type="float">
            <text:p>0.426991826</text:p>
          </table:table-cell>
          <table:table-cell table:style-name="ce3" office:value-type="float" office:value="68.60163" calcext:value-type="float">
            <text:p>68.6016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27886802" calcext:value-type="float">
            <text:p>0.27886802</text:p>
          </table:table-cell>
          <table:table-cell table:style-name="ce3" office:value-type="float" office:value="72.48184" calcext:value-type="float">
            <text:p>72.4818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2102793809" calcext:value-type="float">
            <text:p>0.2102793809</text:p>
          </table:table-cell>
          <table:table-cell table:style-name="ce3" office:value-type="float" office:value="61.49548" calcext:value-type="float">
            <text:p>61.49548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3" office:value-type="float" office:value="0.31750017" calcext:value-type="float">
            <text:p>0.31750017</text:p>
          </table:table-cell>
          <table:table-cell table:style-name="ce3" office:value-type="float" office:value="73.18179" calcext:value-type="float">
            <text:p>73.18179</text:p>
          </table:table-cell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073" calcext:value-type="float">
            <text:p>0.0073</text:p>
          </table:table-cell>
          <table:table-cell table:style-name="ce3" office:value-type="float" office:value="0.10037435" calcext:value-type="float">
            <text:p>0.10037435</text:p>
          </table:table-cell>
          <table:table-cell table:style-name="ce3" office:value-type="float" office:value="69.81173" calcext:value-type="float">
            <text:p>69.8117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.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60459537" calcext:value-type="float">
            <text:p>0.360459537</text:p>
          </table:table-cell>
          <table:table-cell office:value-type="float" office:value="69.90809" calcext:value-type="float">
            <text:p>69.90809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05" calcext:value-type="float">
            <text:p>0.005</text:p>
          </table:table-cell>
          <table:table-cell table:style-name="ce5" office:value-type="float" office:value="0.284113044" calcext:value-type="float">
            <text:p>0.28</text:p>
          </table:table-cell>
          <table:table-cell table:style-name="ce11" office:value-type="float" office:value="69.17739" calcext:value-type="float">
            <text:p>69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1866591" calcext:value-type="float">
            <text:p>0.1866591</text:p>
          </table:table-cell>
          <table:table-cell table:style-name="ce3" office:value-type="float" office:value="53.89015" calcext:value-type="float">
            <text:p>53.8901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3" office:value-type="float" office:value="0.29686411" calcext:value-type="float">
            <text:p>0.29686411</text:p>
          </table:table-cell>
          <table:table-cell table:style-name="ce3" office:value-type="float" office:value="68.41812" calcext:value-type="float">
            <text:p>68.4181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392806009" calcext:value-type="float">
            <text:p>0.392806009</text:p>
          </table:table-cell>
          <table:table-cell table:style-name="ce3" office:value-type="float" office:value="69.2985" calcext:value-type="float">
            <text:p>69.298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249356443" calcext:value-type="float">
            <text:p>0.249356443</text:p>
          </table:table-cell>
          <table:table-cell table:style-name="ce3" office:value-type="float" office:value="70.10726" calcext:value-type="float">
            <text:p>70.1072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1442338661" calcext:value-type="float">
            <text:p>0.1442338661</text:p>
          </table:table-cell>
          <table:table-cell table:style-name="ce3" office:value-type="float" office:value="53.22077" calcext:value-type="float">
            <text:p>53.2207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3" office:value-type="float" office:value="0.28698106" calcext:value-type="float">
            <text:p>0.28698106</text:p>
          </table:table-cell>
          <table:table-cell table:style-name="ce3" office:value-type="float" office:value="71.45799" calcext:value-type="float">
            <text:p>71.45799</text:p>
          </table:table-cell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10951249" calcext:value-type="float">
            <text:p>0.10951249</text:p>
          </table:table-cell>
          <table:table-cell table:style-name="ce3" office:value-type="float" office:value="71.49822" calcext:value-type="float">
            <text:p>71.498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21224778" calcext:value-type="float">
            <text:p>0.321224778</text:p>
          </table:table-cell>
          <table:table-cell office:value-type="float" office:value="65.75504" calcext:value-type="float">
            <text:p>65.75504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5" office:value-type="float" office:value="0.253476738" calcext:value-type="float">
            <text:p>0.25</text:p>
          </table:table-cell>
          <table:table-cell table:style-name="ce11" office:value-type="float" office:value="64.82241" calcext:value-type="float">
            <text:p>6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1273127" calcext:value-type="float">
            <text:p>0.1273127</text:p>
          </table:table-cell>
          <table:table-cell table:style-name="ce3" office:value-type="float" office:value="45.33592" calcext:value-type="float">
            <text:p>45.3359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3" office:value-type="float" office:value="0.26783693" calcext:value-type="float">
            <text:p>0.26783693</text:p>
          </table:table-cell>
          <table:table-cell table:style-name="ce3" office:value-type="float" office:value="64.28841" calcext:value-type="float">
            <text:p>64.2884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45" calcext:value-type="float">
            <text:p>0.0045</text:p>
          </table:table-cell>
          <table:table-cell table:style-name="ce3" office:value-type="float" office:value="0.354871384" calcext:value-type="float">
            <text:p>0.354871384</text:p>
          </table:table-cell>
          <table:table-cell table:style-name="ce3" office:value-type="float" office:value="65.58414" calcext:value-type="float">
            <text:p>65.5841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218548109" calcext:value-type="float">
            <text:p>0.218548109</text:p>
          </table:table-cell>
          <table:table-cell table:style-name="ce3" office:value-type="float" office:value="66.37721" calcext:value-type="float">
            <text:p>66.3772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3" office:value-type="float" office:value="0.0884848657" calcext:value-type="float">
            <text:p>0.0884848657</text:p>
          </table:table-cell>
          <table:table-cell table:style-name="ce3" office:value-type="float" office:value="47.23707" calcext:value-type="float">
            <text:p>47.2370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3" office:value-type="float" office:value="0.25919402" calcext:value-type="float">
            <text:p>0.25919402</text:p>
          </table:table-cell>
          <table:table-cell table:style-name="ce3" office:value-type="float" office:value="69.23745" calcext:value-type="float">
            <text:p>69.23745</text:p>
          </table:table-cell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068" calcext:value-type="float">
            <text:p>0.0068</text:p>
          </table:table-cell>
          <table:table-cell table:style-name="ce3" office:value-type="float" office:value="0.11742067" calcext:value-type="float">
            <text:p>0.11742067</text:p>
          </table:table-cell>
          <table:table-cell table:style-name="ce3" office:value-type="float" office:value="72.43814" calcext:value-type="float">
            <text:p>72.438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006" calcext:value-type="float">
            <text:p>0.006</text:p>
          </table:table-cell>
          <table:table-cell office:value-type="float" office:value="0.28272119" calcext:value-type="float">
            <text:p>0.28272119</text:p>
          </table:table-cell>
          <table:table-cell office:value-type="float" office:value="61.21314" calcext:value-type="float">
            <text:p>61.213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06" calcext:value-type="float">
            <text:p>0.006</text:p>
          </table:table-cell>
          <table:table-cell table:style-name="ce5" office:value-type="float" office:value="0.226738883" calcext:value-type="float">
            <text:p>0.23</text:p>
          </table:table-cell>
          <table:table-cell table:style-name="ce11" office:value-type="float" office:value="60.54352" calcext:value-type="float">
            <text:p>6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7820446" calcext:value-type="float">
            <text:p>0.07820446</text:p>
          </table:table-cell>
          <table:table-cell table:style-name="ce3" office:value-type="float" office:value="41.31062" calcext:value-type="float">
            <text:p>41.3106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3" office:value-type="float" office:value="0.23924606" calcext:value-type="float">
            <text:p>0.23924606</text:p>
          </table:table-cell>
          <table:table-cell table:style-name="ce3" office:value-type="float" office:value="60.0887" calcext:value-type="float">
            <text:p>60.088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323766298" calcext:value-type="float">
            <text:p>0.323766298</text:p>
          </table:table-cell>
          <table:table-cell table:style-name="ce3" office:value-type="float" office:value="61.24674" calcext:value-type="float">
            <text:p>61.2467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3" office:value-type="float" office:value="0.194868056" calcext:value-type="float">
            <text:p>0.194868056</text:p>
          </table:table-cell>
          <table:table-cell table:style-name="ce3" office:value-type="float" office:value="60.68426" calcext:value-type="float">
            <text:p>60.6842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48637084" calcext:value-type="float">
            <text:p>0.048637084</text:p>
          </table:table-cell>
          <table:table-cell table:style-name="ce3" office:value-type="float" office:value="41.78024" calcext:value-type="float">
            <text:p>41.7802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3" office:value-type="float" office:value="0.23710578" calcext:value-type="float">
            <text:p>0.23710578</text:p>
          </table:table-cell>
          <table:table-cell table:style-name="ce3" office:value-type="float" office:value="64.16259" calcext:value-type="float">
            <text:p>64.16259</text:p>
          </table:table-cell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067" calcext:value-type="float">
            <text:p>0.0067</text:p>
          </table:table-cell>
          <table:table-cell table:style-name="ce3" office:value-type="float" office:value="0.12025724" calcext:value-type="float">
            <text:p>0.12025724</text:p>
          </table:table-cell>
          <table:table-cell table:style-name="ce3" office:value-type="float" office:value="73.09593" calcext:value-type="float">
            <text:p>73.0959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.61</text:p>
          </table:table-cell>
          <table:table-cell office:value-type="float" office:value="0.006" calcext:value-type="float">
            <text:p>0.006</text:p>
          </table:table-cell>
          <table:table-cell office:value-type="float" office:value="0.256152889" calcext:value-type="float">
            <text:p>0.256152889</text:p>
          </table:table-cell>
          <table:table-cell office:value-type="float" office:value="58.97452" calcext:value-type="float">
            <text:p>58.97452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5" office:value-type="float" office:value="0.200207275" calcext:value-type="float">
            <text:p>0.20</text:p>
          </table:table-cell>
          <table:table-cell table:style-name="ce11" office:value-type="float" office:value="56.89119" calcext:value-type="float">
            <text:p>5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404577" calcext:value-type="float">
            <text:p>0.04404577</text:p>
          </table:table-cell>
          <table:table-cell table:style-name="ce3" office:value-type="float" office:value="38.59542" calcext:value-type="float">
            <text:p>38.5954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1635223" calcext:value-type="float">
            <text:p>0.21635223</text:p>
          </table:table-cell>
          <table:table-cell table:style-name="ce3" office:value-type="float" office:value="55.36478" calcext:value-type="float">
            <text:p>55.3647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3" office:value-type="float" office:value="0.293169145" calcext:value-type="float">
            <text:p>0.293169145</text:p>
          </table:table-cell>
          <table:table-cell table:style-name="ce3" office:value-type="float" office:value="57.60561" calcext:value-type="float">
            <text:p>57.6056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3" office:value-type="float" office:value="0.171026995" calcext:value-type="float">
            <text:p>0.171026995</text:p>
          </table:table-cell>
          <table:table-cell table:style-name="ce3" office:value-type="float" office:value="56.34977" calcext:value-type="float">
            <text:p>56.3497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0105" calcext:value-type="float">
            <text:p>0.0105</text:p>
          </table:table-cell>
          <table:table-cell table:style-name="ce3" office:value-type="float" office:value="0.0241010869" calcext:value-type="float">
            <text:p>0.0241010869</text:p>
          </table:table-cell>
          <table:table-cell table:style-name="ce3" office:value-type="float" office:value="42.46656" calcext:value-type="float">
            <text:p>42.4665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2119633" calcext:value-type="float">
            <text:p>0.2119633</text:p>
          </table:table-cell>
          <table:table-cell table:style-name="ce3" office:value-type="float" office:value="59.69795" calcext:value-type="float">
            <text:p>59.69795</text:p>
          </table:table-cell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062" calcext:value-type="float">
            <text:p>0.0062</text:p>
          </table:table-cell>
          <table:table-cell table:style-name="ce3" office:value-type="float" office:value="0.12279842" calcext:value-type="float">
            <text:p>0.12279842</text:p>
          </table:table-cell>
          <table:table-cell table:style-name="ce3" office:value-type="float" office:value="73.74219" calcext:value-type="float">
            <text:p>73.7421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59" calcext:value-type="float">
            <text:p>0.59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27170844" calcext:value-type="float">
            <text:p>0.227170844</text:p>
          </table:table-cell>
          <table:table-cell office:value-type="float" office:value="55.81987" calcext:value-type="float">
            <text:p>55.81987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7" calcext:value-type="float">
            <text:p>0.007</text:p>
          </table:table-cell>
          <table:table-cell table:style-name="ce5" office:value-type="float" office:value="0.177399521" calcext:value-type="float">
            <text:p>0.18</text:p>
          </table:table-cell>
          <table:table-cell table:style-name="ce11" office:value-type="float" office:value="53.22864" calcext:value-type="float">
            <text:p>5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02150128" calcext:value-type="float">
            <text:p>0.02150128</text:p>
          </table:table-cell>
          <table:table-cell table:style-name="ce3" office:value-type="float" office:value="38.78934" calcext:value-type="float">
            <text:p>38.7893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8866812" calcext:value-type="float">
            <text:p>0.18866812</text:p>
          </table:table-cell>
          <table:table-cell table:style-name="ce3" office:value-type="float" office:value="52.84835" calcext:value-type="float">
            <text:p>52.8483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265172967" calcext:value-type="float">
            <text:p>0.265172967</text:p>
          </table:table-cell>
          <table:table-cell table:style-name="ce3" office:value-type="float" office:value="54.13784" calcext:value-type="float">
            <text:p>54.1378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151140747" calcext:value-type="float">
            <text:p>0.151140747</text:p>
          </table:table-cell>
          <table:table-cell table:style-name="ce3" office:value-type="float" office:value="53.20658" calcext:value-type="float">
            <text:p>53.20658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105" calcext:value-type="float">
            <text:p>0.0105</text:p>
          </table:table-cell>
          <table:table-cell table:style-name="ce3" office:value-type="float" office:value="0.01220087" calcext:value-type="float">
            <text:p>0.01220087</text:p>
          </table:table-cell>
          <table:table-cell table:style-name="ce3" office:value-type="float" office:value="41.69516" calcext:value-type="float">
            <text:p>41.6951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19278825" calcext:value-type="float">
            <text:p>0.19278825</text:p>
          </table:table-cell>
          <table:table-cell table:style-name="ce3" office:value-type="float" office:value="56.74454" calcext:value-type="float">
            <text:p>56.74454</text:p>
          </table:table-cell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061" calcext:value-type="float">
            <text:p>0.0061</text:p>
          </table:table-cell>
          <table:table-cell table:style-name="ce3" office:value-type="float" office:value="0.12719909" calcext:value-type="float">
            <text:p>0.12719909</text:p>
          </table:table-cell>
          <table:table-cell table:style-name="ce3" office:value-type="float" office:value="74.22966" calcext:value-type="float">
            <text:p>74.2296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.5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201931686" calcext:value-type="float">
            <text:p>0.201931686</text:p>
          </table:table-cell>
          <table:table-cell office:value-type="float" office:value="51.74244" calcext:value-type="float">
            <text:p>51.7424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5" office:value-type="float" office:value="0.154792376" calcext:value-type="float">
            <text:p>0.15</text:p>
          </table:table-cell>
          <table:table-cell table:style-name="ce11" office:value-type="float" office:value="50.02768" calcext:value-type="float">
            <text:p>5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3" office:value-type="float" office:value="0.00922118" calcext:value-type="float">
            <text:p>0.00922118</text:p>
          </table:table-cell>
          <table:table-cell table:style-name="ce3" office:value-type="float" office:value="40.09163" calcext:value-type="float">
            <text:p>40.0916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7125314" calcext:value-type="float">
            <text:p>0.17125314</text:p>
          </table:table-cell>
          <table:table-cell table:style-name="ce3" office:value-type="float" office:value="50.79517" calcext:value-type="float">
            <text:p>50.79517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237013478" calcext:value-type="float">
            <text:p>0.237013478</text:p>
          </table:table-cell>
          <table:table-cell table:style-name="ce3" office:value-type="float" office:value="51.2287" calcext:value-type="float">
            <text:p>51.2287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28487944" calcext:value-type="float">
            <text:p>0.128487944</text:p>
          </table:table-cell>
          <table:table-cell table:style-name="ce3" office:value-type="float" office:value="50.15121" calcext:value-type="float">
            <text:p>50.1512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0053933162" calcext:value-type="float">
            <text:p>0.0053933162</text:p>
          </table:table-cell>
          <table:table-cell table:style-name="ce3" office:value-type="float" office:value="42.59018" calcext:value-type="float">
            <text:p>42.59018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17374647" calcext:value-type="float">
            <text:p>0.17374647</text:p>
          </table:table-cell>
          <table:table-cell table:style-name="ce3" office:value-type="float" office:value="52.03169" calcext:value-type="float">
            <text:p>52.03169</text:p>
          </table:table-cell>
        </table:table-row>
        <table:table-row table:style-name="ro1"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061" calcext:value-type="float">
            <text:p>0.0061</text:p>
          </table:table-cell>
          <table:table-cell table:style-name="ce3" office:value-type="float" office:value="0.12732716" calcext:value-type="float">
            <text:p>0.12732716</text:p>
          </table:table-cell>
          <table:table-cell table:style-name="ce3" office:value-type="float" office:value="74.20866" calcext:value-type="float">
            <text:p>74.2086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57" calcext:value-type="float">
            <text:p>0.57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7252188" calcext:value-type="float">
            <text:p>0.177252188</text:p>
          </table:table-cell>
          <table:table-cell office:value-type="float" office:value="49.09348" calcext:value-type="float">
            <text:p>49.0934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08" calcext:value-type="float">
            <text:p>0.008</text:p>
          </table:table-cell>
          <table:table-cell table:style-name="ce5" office:value-type="float" office:value="0.133056454" calcext:value-type="float">
            <text:p>0.13</text:p>
          </table:table-cell>
          <table:table-cell table:style-name="ce11" office:value-type="float" office:value="47.11794" calcext:value-type="float">
            <text:p>47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4285759" calcext:value-type="float">
            <text:p>0.004285759</text:p>
          </table:table-cell>
          <table:table-cell table:style-name="ce3" office:value-type="float" office:value="40.71428" calcext:value-type="float">
            <text:p>40.7142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5254426" calcext:value-type="float">
            <text:p>0.15254426</text:p>
          </table:table-cell>
          <table:table-cell table:style-name="ce3" office:value-type="float" office:value="49.78798" calcext:value-type="float">
            <text:p>49.7879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210227119" calcext:value-type="float">
            <text:p>0.210227119</text:p>
          </table:table-cell>
          <table:table-cell table:style-name="ce3" office:value-type="float" office:value="48.53898" calcext:value-type="float">
            <text:p>48.5389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09181841" calcext:value-type="float">
            <text:p>0.109181841</text:p>
          </table:table-cell>
          <table:table-cell table:style-name="ce3" office:value-type="float" office:value="47.34711" calcext:value-type="float">
            <text:p>47.3471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002688051" calcext:value-type="float">
            <text:p>0.002688051</text:p>
          </table:table-cell>
          <table:table-cell table:style-name="ce3" office:value-type="float" office:value="42.87494" calcext:value-type="float">
            <text:p>42.87494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15528824" calcext:value-type="float">
            <text:p>0.15528824</text:p>
          </table:table-cell>
          <table:table-cell table:style-name="ce3" office:value-type="float" office:value="49.41242" calcext:value-type="float">
            <text:p>49.41242</text:p>
          </table:table-cell>
        </table:table-row>
        <table:table-row table:style-name="ro1">
          <table:table-cell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061" calcext:value-type="float">
            <text:p>0.0061</text:p>
          </table:table-cell>
          <table:table-cell table:style-name="ce3" office:value-type="float" office:value="0.12793466" calcext:value-type="float">
            <text:p>0.12793466</text:p>
          </table:table-cell>
          <table:table-cell table:style-name="ce3" office:value-type="float" office:value="74.10907" calcext:value-type="float">
            <text:p>74.1090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57" calcext:value-type="float">
            <text:p>0.57</text:p>
          </table:table-cell>
          <table:table-cell office:value-type="float" office:value="0.009" calcext:value-type="float">
            <text:p>0.009</text:p>
          </table:table-cell>
          <table:table-cell office:value-type="float" office:value="0.156398762" calcext:value-type="float">
            <text:p>0.156398762</text:p>
          </table:table-cell>
          <table:table-cell office:value-type="float" office:value="45.95569" calcext:value-type="float">
            <text:p>45.9556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09" calcext:value-type="float">
            <text:p>0.009</text:p>
          </table:table-cell>
          <table:table-cell table:style-name="ce5" office:value-type="float" office:value="0.113145963" calcext:value-type="float">
            <text:p>0.11</text:p>
          </table:table-cell>
          <table:table-cell table:style-name="ce11" office:value-type="float" office:value="44.09489" calcext:value-type="float">
            <text:p>44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1796789" calcext:value-type="float">
            <text:p>0.001796789</text:p>
          </table:table-cell>
          <table:table-cell table:style-name="ce3" office:value-type="float" office:value="41.0254" calcext:value-type="float">
            <text:p>41.0254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0115" calcext:value-type="float">
            <text:p>0.0115</text:p>
          </table:table-cell>
          <table:table-cell table:style-name="ce3" office:value-type="float" office:value="0.13889597" calcext:value-type="float">
            <text:p>0.13889597</text:p>
          </table:table-cell>
          <table:table-cell table:style-name="ce3" office:value-type="float" office:value="47.92209" calcext:value-type="float">
            <text:p>47.92209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3" office:value-type="float" office:value="0.188896381" calcext:value-type="float">
            <text:p>0.188896381</text:p>
          </table:table-cell>
          <table:table-cell table:style-name="ce3" office:value-type="float" office:value="45.48048" calcext:value-type="float">
            <text:p>45.4804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09359539" calcext:value-type="float">
            <text:p>0.09359539</text:p>
          </table:table-cell>
          <table:table-cell table:style-name="ce3" office:value-type="float" office:value="46.11237" calcext:value-type="float">
            <text:p>46.11237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011790645" calcext:value-type="float">
            <text:p>0.0011790645</text:p>
          </table:table-cell>
          <table:table-cell table:style-name="ce3" office:value-type="float" office:value="43.20233" calcext:value-type="float">
            <text:p>43.2023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899356" calcext:value-type="float">
            <text:p>0.13899356</text:p>
          </table:table-cell>
          <table:table-cell table:style-name="ce3" office:value-type="float" office:value="47.10064" calcext:value-type="float">
            <text:p>47.10064</text:p>
          </table:table-cell>
        </table:table-row>
        <table:table-row table:style-name="ro1">
          <table:table-cell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061" calcext:value-type="float">
            <text:p>0.0061</text:p>
          </table:table-cell>
          <table:table-cell table:style-name="ce3" office:value-type="float" office:value="0.12764389" calcext:value-type="float">
            <text:p>0.12764389</text:p>
          </table:table-cell>
          <table:table-cell table:style-name="ce3" office:value-type="float" office:value="74.15674" calcext:value-type="float">
            <text:p>74.1567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009" calcext:value-type="float">
            <text:p>0.009</text:p>
          </table:table-cell>
          <table:table-cell office:value-type="float" office:value="0.135642674" calcext:value-type="float">
            <text:p>0.135642674</text:p>
          </table:table-cell>
          <table:table-cell office:value-type="float" office:value="46.0397" calcext:value-type="float">
            <text:p>46.039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5" office:value-type="float" office:value="0.096759503" calcext:value-type="float">
            <text:p>0.10</text:p>
          </table:table-cell>
          <table:table-cell table:style-name="ce11" office:value-type="float" office:value="43.499" calcext:value-type="float">
            <text:p>4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08840137" calcext:value-type="float">
            <text:p>0.0008840137</text:p>
          </table:table-cell>
          <table:table-cell table:style-name="ce3" office:value-type="float" office:value="41.1395" calcext:value-type="float">
            <text:p>41.1395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12392155" calcext:value-type="float">
            <text:p>0.12392155</text:p>
          </table:table-cell>
          <table:table-cell table:style-name="ce3" office:value-type="float" office:value="46.88628" calcext:value-type="float">
            <text:p>46.88628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3" office:value-type="float" office:value="0.167911126" calcext:value-type="float">
            <text:p>0.167911126</text:p>
          </table:table-cell>
          <table:table-cell table:style-name="ce3" office:value-type="float" office:value="45.61185" calcext:value-type="float">
            <text:p>45.61185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83710305" calcext:value-type="float">
            <text:p>0.083710305</text:p>
          </table:table-cell>
          <table:table-cell table:style-name="ce3" office:value-type="float" office:value="45.52414" calcext:value-type="float">
            <text:p>45.52414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008329903" calcext:value-type="float">
            <text:p>0.0008329903</text:p>
          </table:table-cell>
          <table:table-cell table:style-name="ce3" office:value-type="float" office:value="43.24078" calcext:value-type="float">
            <text:p>43.24078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244034" calcext:value-type="float">
            <text:p>0.1244034</text:p>
          </table:table-cell>
          <table:table-cell table:style-name="ce3" office:value-type="float" office:value="45.05424" calcext:value-type="float">
            <text:p>45.05424</text:p>
          </table:table-cell>
        </table:table-row>
        <table:table-row table:style-name="ro1">
          <table:table-cell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061" calcext:value-type="float">
            <text:p>0.0061</text:p>
          </table:table-cell>
          <table:table-cell table:style-name="ce3" office:value-type="float" office:value="0.12721277" calcext:value-type="float">
            <text:p>0.12721277</text:p>
          </table:table-cell>
          <table:table-cell table:style-name="ce3" office:value-type="float" office:value="74.22742" calcext:value-type="float">
            <text:p>74.22742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125194441" calcext:value-type="float">
            <text:p>0.125194441</text:p>
          </table:table-cell>
          <table:table-cell office:value-type="float" office:value="44.9784" calcext:value-type="float">
            <text:p>44.978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5" office:value-type="float" office:value="0.084834231" calcext:value-type="float">
            <text:p>0.08</text:p>
          </table:table-cell>
          <table:table-cell table:style-name="ce11" office:value-type="float" office:value="42.64903" calcext:value-type="float">
            <text:p>43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03317762" calcext:value-type="float">
            <text:p>0.0003317762</text:p>
          </table:table-cell>
          <table:table-cell table:style-name="ce3" office:value-type="float" office:value="41.20853" calcext:value-type="float">
            <text:p>41.20853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11354365" calcext:value-type="float">
            <text:p>0.11354365</text:p>
          </table:table-cell>
          <table:table-cell table:style-name="ce3" office:value-type="float" office:value="46.11651" calcext:value-type="float">
            <text:p>46.1165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150945981" calcext:value-type="float">
            <text:p>0.150945981</text:p>
          </table:table-cell>
          <table:table-cell table:style-name="ce3" office:value-type="float" office:value="45.57915" calcext:value-type="float">
            <text:p>45.57915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075073016" calcext:value-type="float">
            <text:p>0.075073016</text:p>
          </table:table-cell>
          <table:table-cell table:style-name="ce3" office:value-type="float" office:value="44.39416" calcext:value-type="float">
            <text:p>44.3941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006255903" calcext:value-type="float">
            <text:p>0.0006255903</text:p>
          </table:table-cell>
          <table:table-cell table:style-name="ce3" office:value-type="float" office:value="43.26382" calcext:value-type="float">
            <text:p>43.26382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0115" calcext:value-type="float">
            <text:p>0.0115</text:p>
          </table:table-cell>
          <table:table-cell table:style-name="ce3" office:value-type="float" office:value="0.11315812" calcext:value-type="float">
            <text:p>0.11315812</text:p>
          </table:table-cell>
          <table:table-cell table:style-name="ce3" office:value-type="float" office:value="43.20364" calcext:value-type="float">
            <text:p>43.20364</text:p>
          </table:table-cell>
        </table:table-row>
        <table:table-row table:style-name="ro1">
          <table: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061" calcext:value-type="float">
            <text:p>0.0061</text:p>
          </table:table-cell>
          <table:table-cell table:style-name="ce3" office:value-type="float" office:value="0.12724005" calcext:value-type="float">
            <text:p>0.12724005</text:p>
          </table:table-cell>
          <table:table-cell table:style-name="ce3" office:value-type="float" office:value="74.22294" calcext:value-type="float">
            <text:p>74.2229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51" calcext:value-type="float">
            <text:p>0.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1321607" calcext:value-type="float">
            <text:p>0.11321607</text:p>
          </table:table-cell>
          <table:table-cell office:value-type="float" office:value="46.68046" calcext:value-type="float">
            <text:p>46.6804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5" office:value-type="float" office:value="0.073989974" calcext:value-type="float">
            <text:p>0.07</text:p>
          </table:table-cell>
          <table:table-cell table:style-name="ce11" office:value-type="float" office:value="41.68527" calcext:value-type="float">
            <text:p>4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0110632" calcext:value-type="float">
            <text:p>0.000110632</text:p>
          </table:table-cell>
          <table:table-cell table:style-name="ce3" office:value-type="float" office:value="41.23617" calcext:value-type="float">
            <text:p>41.23617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029023" calcext:value-type="float">
            <text:p>0.1029023</text:p>
          </table:table-cell>
          <table:table-cell table:style-name="ce3" office:value-type="float" office:value="45.59148" calcext:value-type="float">
            <text:p>45.59148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13495301" calcext:value-type="float">
            <text:p>0.13495301</text:p>
          </table:table-cell>
          <table:table-cell table:style-name="ce3" office:value-type="float" office:value="45.00671" calcext:value-type="float">
            <text:p>45.0067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0105" calcext:value-type="float">
            <text:p>0.0105</text:p>
          </table:table-cell>
          <table:table-cell table:style-name="ce3" office:value-type="float" office:value="0.069470803" calcext:value-type="float">
            <text:p>0.069470803</text:p>
          </table:table-cell>
          <table:table-cell table:style-name="ce3" office:value-type="float" office:value="43.85992" calcext:value-type="float">
            <text:p>43.8599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001738759" calcext:value-type="float">
            <text:p>0.0001738759</text:p>
          </table:table-cell>
          <table:table-cell table:style-name="ce3" office:value-type="float" office:value="43.31401" calcext:value-type="float">
            <text:p>43.3140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10446882" calcext:value-type="float">
            <text:p>0.10446882</text:p>
          </table:table-cell>
          <table:table-cell table:style-name="ce3" office:value-type="float" office:value="41.24249" calcext:value-type="float">
            <text:p>41.24249</text:p>
          </table:table-cell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0.49" calcext:value-type="float">
            <text:p>0.4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00093313" calcext:value-type="float">
            <text:p>0.100093313</text:p>
          </table:table-cell>
          <table:table-cell office:value-type="float" office:value="45.87137" calcext:value-type="float">
            <text:p>45.8713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5" office:value-type="float" office:value="0.064935296" calcext:value-type="float">
            <text:p>0.06</text:p>
          </table:table-cell>
          <table:table-cell table:style-name="ce11" office:value-type="float" office:value="40.53313" calcext:value-type="float">
            <text:p>4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007376931" calcext:value-type="float">
            <text:p>7.376931E-05</text:p>
          </table:table-cell>
          <table:table-cell table:style-name="ce3" office:value-type="float" office:value="41.24078" calcext:value-type="float">
            <text:p>41.24078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9419548" calcext:value-type="float">
            <text:p>0.09419548</text:p>
          </table:table-cell>
          <table:table-cell table:style-name="ce3" office:value-type="float" office:value="44.65038" calcext:value-type="float">
            <text:p>44.65038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119662074" calcext:value-type="float">
            <text:p>0.119662074</text:p>
          </table:table-cell>
          <table:table-cell table:style-name="ce3" office:value-type="float" office:value="44.33399" calcext:value-type="float">
            <text:p>44.33399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057428619" calcext:value-type="float">
            <text:p>0.057428619</text:p>
          </table:table-cell>
          <table:table-cell table:style-name="ce3" office:value-type="float" office:value="42.60571" calcext:value-type="float">
            <text:p>42.6057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.33333" calcext:value-type="float">
            <text:p>43.3333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09437692" calcext:value-type="float">
            <text:p>0.09437692</text:p>
          </table:table-cell>
          <table:table-cell table:style-name="ce3" office:value-type="float" office:value="40.44985" calcext:value-type="float">
            <text:p>40.44985</text:p>
          </table:table-cell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0.47" calcext:value-type="float">
            <text:p>0.47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88653117" calcext:value-type="float">
            <text:p>0.088653117</text:p>
          </table:table-cell>
          <table:table-cell office:value-type="float" office:value="44.86434" calcext:value-type="float">
            <text:p>44.8643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5" office:value-type="float" office:value="0.05567642" calcext:value-type="float">
            <text:p>0.06</text:p>
          </table:table-cell>
          <table:table-cell table:style-name="ce11" office:value-type="float" office:value="39.40248" calcext:value-type="float">
            <text:p>39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003689505" calcext:value-type="float">
            <text:p>3.689505E-05</text:p>
          </table:table-cell>
          <table:table-cell table:style-name="ce3" office:value-type="float" office:value="41.24539" calcext:value-type="float">
            <text:p>41.24539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8421358" calcext:value-type="float">
            <text:p>0.08421358</text:p>
          </table:table-cell>
          <table:table-cell table:style-name="ce3" office:value-type="float" office:value="45.98058" calcext:value-type="float">
            <text:p>45.98058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106913949" calcext:value-type="float">
            <text:p>0.106913949</text:p>
          </table:table-cell>
          <table:table-cell table:style-name="ce3" office:value-type="float" office:value="47.18101" calcext:value-type="float">
            <text:p>47.18101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0115" calcext:value-type="float">
            <text:p>0.0115</text:p>
          </table:table-cell>
          <table:table-cell table:style-name="ce3" office:value-type="float" office:value="0.052649894" calcext:value-type="float">
            <text:p>0.052649894</text:p>
          </table:table-cell>
          <table:table-cell table:style-name="ce3" office:value-type="float" office:value="41.5087" calcext:value-type="float">
            <text:p>41.5087</text:p>
          </table:table-cell>
          <table:table-cell table:number-columns-repeated="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115" calcext:value-type="float">
            <text:p>0.0115</text:p>
          </table:table-cell>
          <table:table-cell table:style-name="ce3" office:value-type="float" office:value="0.08594126" calcext:value-type="float">
            <text:p>0.08594126</text:p>
          </table:table-cell>
          <table:table-cell table:style-name="ce3" office:value-type="float" office:value="40.35293" calcext:value-type="float">
            <text:p>40.35293</text:p>
          </table:table-cell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0.45" calcext:value-type="float">
            <text:p>0.4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8615457" calcext:value-type="float">
            <text:p>0.078615457</text:p>
          </table:table-cell>
          <table:table-cell office:value-type="float" office:value="46.42307" calcext:value-type="float">
            <text:p>46.4230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09" calcext:value-type="float">
            <text:p>0.009</text:p>
          </table:table-cell>
          <table:table-cell table:style-name="ce5" office:value-type="float" office:value="0.046734618" calcext:value-type="float">
            <text:p>0.05</text:p>
          </table:table-cell>
          <table:table-cell table:style-name="ce11" office:value-type="float" office:value="40.36282" calcext:value-type="float">
            <text:p>40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003689147" calcext:value-type="float">
            <text:p>3.689147E-05</text:p>
          </table:table-cell>
          <table:table-cell table:style-name="ce3" office:value-type="float" office:value="41.24539" calcext:value-type="float">
            <text:p>41.24539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105" calcext:value-type="float">
            <text:p>0.0105</text:p>
          </table:table-cell>
          <table:table-cell table:style-name="ce3" office:value-type="float" office:value="0.0751663" calcext:value-type="float">
            <text:p>0.0751663</text:p>
          </table:table-cell>
          <table:table-cell table:style-name="ce3" office:value-type="float" office:value="45.22226" calcext:value-type="float">
            <text:p>45.22226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093106677" calcext:value-type="float">
            <text:p>0.093106677</text:p>
          </table:table-cell>
          <table:table-cell table:style-name="ce3" office:value-type="float" office:value="45.6759" calcext:value-type="float">
            <text:p>45.6759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0115" calcext:value-type="float">
            <text:p>0.0115</text:p>
          </table:table-cell>
          <table:table-cell table:style-name="ce3" office:value-type="float" office:value="0.04203148" calcext:value-type="float">
            <text:p>0.04203148</text:p>
          </table:table-cell>
          <table:table-cell table:style-name="ce3" office:value-type="float" office:value="42.43205" calcext:value-type="float">
            <text:p>42.43205</text:p>
          </table:table-cell>
          <table:table-cell table:number-columns-repeated="7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813292" calcext:value-type="float">
            <text:p>0.0813292</text:p>
          </table:table-cell>
          <table:table-cell table:style-name="ce3" office:value-type="float" office:value="38.35929" calcext:value-type="float">
            <text:p>38.35929</text:p>
          </table:table-cell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0.43" calcext:value-type="float">
            <text:p>0.43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71053308" calcext:value-type="float">
            <text:p>0.071053308</text:p>
          </table:table-cell>
          <table:table-cell office:value-type="float" office:value="47.85956" calcext:value-type="float">
            <text:p>47.8595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1" calcext:value-type="float">
            <text:p>0.01</text:p>
          </table:table-cell>
          <table:table-cell table:style-name="ce5" office:value-type="float" office:value="0.039887331" calcext:value-type="float">
            <text:p>0.04</text:p>
          </table:table-cell>
          <table:table-cell table:style-name="ce11" office:value-type="float" office:value="39.01127" calcext:value-type="float">
            <text:p>39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00368953" calcext:value-type="float">
            <text:p>3.68953E-05</text:p>
          </table:table-cell>
          <table:table-cell table:style-name="ce3" office:value-type="float" office:value="41.24539" calcext:value-type="float">
            <text:p>41.24539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0670492" calcext:value-type="float">
            <text:p>0.0670492</text:p>
          </table:table-cell>
          <table:table-cell table:style-name="ce3" office:value-type="float" office:value="46.6264" calcext:value-type="float">
            <text:p>46.6264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3" office:value-type="float" office:value="0.084778042" calcext:value-type="float">
            <text:p>0.084778042</text:p>
          </table:table-cell>
          <table:table-cell table:style-name="ce3" office:value-type="float" office:value="48.22217" calcext:value-type="float">
            <text:p>48.22217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36934412" calcext:value-type="float">
            <text:p>0.036934412</text:p>
          </table:table-cell>
          <table:table-cell table:style-name="ce3" office:value-type="float" office:value="41.0888" calcext:value-type="float">
            <text:p>41.0888</text:p>
          </table:table-cell>
          <table:table-cell table:number-columns-repeated="7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125" calcext:value-type="float">
            <text:p>0.0125</text:p>
          </table:table-cell>
          <table:table-cell table:style-name="ce3" office:value-type="float" office:value="0.07287986" calcext:value-type="float">
            <text:p>0.07287986</text:p>
          </table:table-cell>
          <table:table-cell table:style-name="ce3" office:value-type="float" office:value="38.16961" calcext:value-type="float">
            <text:p>38.16961</text:p>
          </table:table-cell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2018481" calcext:value-type="float">
            <text:p>0.062018481</text:p>
          </table:table-cell>
          <table:table-cell office:value-type="float" office:value="45.99769" calcext:value-type="float">
            <text:p>45.9976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9" calcext:value-type="float">
            <text:p>0.009</text:p>
          </table:table-cell>
          <table:table-cell table:style-name="ce5" office:value-type="float" office:value="0.034170929" calcext:value-type="float">
            <text:p>0.03</text:p>
          </table:table-cell>
          <table:table-cell table:style-name="ce11" office:value-type="float" office:value="39.53656" calcext:value-type="float">
            <text:p>4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.25" calcext:value-type="float">
            <text:p>41.25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5955273" calcext:value-type="float">
            <text:p>0.05955273</text:p>
          </table:table-cell>
          <table:table-cell table:style-name="ce3" office:value-type="float" office:value="47.82747" calcext:value-type="float">
            <text:p>47.82747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7026811" calcext:value-type="float">
            <text:p>0.07026811</text:p>
          </table:table-cell>
          <table:table-cell table:style-name="ce3" office:value-type="float" office:value="51.94638" calcext:value-type="float">
            <text:p>51.94638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115" calcext:value-type="float">
            <text:p>0.0115</text:p>
          </table:table-cell>
          <table:table-cell table:style-name="ce3" office:value-type="float" office:value="0.031005288" calcext:value-type="float">
            <text:p>0.031005288</text:p>
          </table:table-cell>
          <table:table-cell table:style-name="ce3" office:value-type="float" office:value="41.65171" calcext:value-type="float">
            <text:p>41.65171</text:p>
          </table:table-cell>
          <table:table-cell table:number-columns-repeated="7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6547891" calcext:value-type="float">
            <text:p>0.06547891</text:p>
          </table:table-cell>
          <table:table-cell table:style-name="ce3" office:value-type="float" office:value="37.87676" calcext:value-type="float">
            <text:p>37.87676</text:p>
          </table:table-cell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0.41" calcext:value-type="float">
            <text:p>0.4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56368292" calcext:value-type="float">
            <text:p>0.056368292</text:p>
          </table:table-cell>
          <table:table-cell office:value-type="float" office:value="47.15089" calcext:value-type="float">
            <text:p>47.15089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9" calcext:value-type="float">
            <text:p>0.009</text:p>
          </table:table-cell>
          <table:table-cell table:style-name="ce5" office:value-type="float" office:value="0.029969177" calcext:value-type="float">
            <text:p>0.03</text:p>
          </table:table-cell>
          <table:table-cell table:style-name="ce11" office:value-type="float" office:value="40.00342" calcext:value-type="float">
            <text:p>40</text:p>
          </table:table-cell>
          <table:table-cell table:number-columns-repeated="7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5232829" calcext:value-type="float">
            <text:p>0.05232829</text:p>
          </table:table-cell>
          <table:table-cell table:style-name="ce3" office:value-type="float" office:value="49.70896" calcext:value-type="float">
            <text:p>49.70896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045" calcext:value-type="float">
            <text:p>0.0045</text:p>
          </table:table-cell>
          <table:table-cell table:style-name="ce3" office:value-type="float" office:value="0.06056669" calcext:value-type="float">
            <text:p>0.06056669</text:p>
          </table:table-cell>
          <table:table-cell table:style-name="ce3" office:value-type="float" office:value="55.42962" calcext:value-type="float">
            <text:p>55.42962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27542592" calcext:value-type="float">
            <text:p>0.027542592</text:p>
          </table:table-cell>
          <table:table-cell table:style-name="ce3" office:value-type="float" office:value="42.04158" calcext:value-type="float">
            <text:p>42.04158</text:p>
          </table:table-cell>
          <table:table-cell table:number-columns-repeated="7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115" calcext:value-type="float">
            <text:p>0.0115</text:p>
          </table:table-cell>
          <table:table-cell table:style-name="ce3" office:value-type="float" office:value="0.05914308" calcext:value-type="float">
            <text:p>0.05914308</text:p>
          </table:table-cell>
          <table:table-cell table:style-name="ce3" office:value-type="float" office:value="37.46582" calcext:value-type="float">
            <text:p>37.46582</text:p>
          </table:table-cell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0.39" calcext:value-type="float">
            <text:p>0.3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3731707" calcext:value-type="float">
            <text:p>0.043731707</text:p>
          </table:table-cell>
          <table:table-cell office:value-type="float" office:value="49.4669" calcext:value-type="float">
            <text:p>49.4669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5" office:value-type="float" office:value="0.027179318" calcext:value-type="float">
            <text:p>0.03</text:p>
          </table:table-cell>
          <table:table-cell table:style-name="ce11" office:value-type="float" office:value="40.33184" calcext:value-type="float">
            <text:p>40</text:p>
          </table:table-cell>
          <table:table-cell table:number-columns-repeated="7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3" office:value-type="float" office:value="0.0451801" calcext:value-type="float">
            <text:p>0.0451801</text:p>
          </table:table-cell>
          <table:table-cell table:style-name="ce3" office:value-type="float" office:value="47.62587" calcext:value-type="float">
            <text:p>47.62587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49875457" calcext:value-type="float">
            <text:p>0.049875457</text:p>
          </table:table-cell>
          <table:table-cell table:style-name="ce3" office:value-type="float" office:value="60.03114" calcext:value-type="float">
            <text:p>60.03114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246346" calcext:value-type="float">
            <text:p>0.02246346</text:p>
          </table:table-cell>
          <table:table-cell table:style-name="ce3" office:value-type="float" office:value="42.75365" calcext:value-type="float">
            <text:p>42.75365</text:p>
          </table:table-cell>
          <table:table-cell table:number-columns-repeated="7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105" calcext:value-type="float">
            <text:p>0.0105</text:p>
          </table:table-cell>
          <table:table-cell table:style-name="ce3" office:value-type="float" office:value="0.05347412" calcext:value-type="float">
            <text:p>0.05347412</text:p>
          </table:table-cell>
          <table:table-cell table:style-name="ce3" office:value-type="float" office:value="37.76437" calcext:value-type="float">
            <text:p>37.76437</text:p>
          </table:table-cell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0.37" calcext:value-type="float">
            <text:p>0.3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35699725" calcext:value-type="float">
            <text:p>0.035699725</text:p>
          </table:table-cell>
          <table:table-cell office:value-type="float" office:value="51.43081" calcext:value-type="float">
            <text:p>51.43081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8" calcext:value-type="float">
            <text:p>0.008</text:p>
          </table:table-cell>
          <table:table-cell table:style-name="ce5" office:value-type="float" office:value="0.021547081" calcext:value-type="float">
            <text:p>0.02</text:p>
          </table:table-cell>
          <table:table-cell table:style-name="ce11" office:value-type="float" office:value="41.05661" calcext:value-type="float">
            <text:p>41</text:p>
          </table:table-cell>
          <table:table-cell table:number-columns-repeated="7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396024" calcext:value-type="float">
            <text:p>0.0396024</text:p>
          </table:table-cell>
          <table:table-cell table:style-name="ce3" office:value-type="float" office:value="48.7997" calcext:value-type="float">
            <text:p>48.7997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035" calcext:value-type="float">
            <text:p>0.0035</text:p>
          </table:table-cell>
          <table:table-cell table:style-name="ce3" office:value-type="float" office:value="0.040364556" calcext:value-type="float">
            <text:p>0.040364556</text:p>
          </table:table-cell>
          <table:table-cell table:style-name="ce3" office:value-type="float" office:value="65.61013" calcext:value-type="float">
            <text:p>65.61013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018001513" calcext:value-type="float">
            <text:p>0.018001513</text:p>
          </table:table-cell>
          <table:table-cell table:style-name="ce3" office:value-type="float" office:value="43.36826" calcext:value-type="float">
            <text:p>43.36826</text:p>
          </table:table-cell>
          <table:table-cell table:number-columns-repeated="7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04874369" calcext:value-type="float">
            <text:p>0.04874369</text:p>
          </table:table-cell>
          <table:table-cell table:style-name="ce3" office:value-type="float" office:value="38.02698" calcext:value-type="float">
            <text:p>38.02698</text:p>
          </table:table-cell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31123343" calcext:value-type="float">
            <text:p>0.031123343</text:p>
          </table:table-cell>
          <table:table-cell office:value-type="float" office:value="52.13487" calcext:value-type="float">
            <text:p>52.1348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09" calcext:value-type="float">
            <text:p>0.009</text:p>
          </table:table-cell>
          <table:table-cell table:style-name="ce5" office:value-type="float" office:value="0.018795231" calcext:value-type="float">
            <text:p>0.02</text:p>
          </table:table-cell>
          <table:table-cell table:style-name="ce11" office:value-type="float" office:value="39.02275" calcext:value-type="float">
            <text:p>39</text:p>
          </table:table-cell>
          <table:table-cell table:number-columns-repeated="7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075" calcext:value-type="float">
            <text:p>0.0075</text:p>
          </table:table-cell>
          <table:table-cell table:style-name="ce3" office:value-type="float" office:value="0.03181237" calcext:value-type="float">
            <text:p>0.03181237</text:p>
          </table:table-cell>
          <table:table-cell table:style-name="ce3" office:value-type="float" office:value="50.42502" calcext:value-type="float">
            <text:p>50.42502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035" calcext:value-type="float">
            <text:p>0.0035</text:p>
          </table:table-cell>
          <table:table-cell table:style-name="ce3" office:value-type="float" office:value="0.032867418" calcext:value-type="float">
            <text:p>0.032867418</text:p>
          </table:table-cell>
          <table:table-cell table:style-name="ce3" office:value-type="float" office:value="67.75217" calcext:value-type="float">
            <text:p>67.75217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095" calcext:value-type="float">
            <text:p>0.0095</text:p>
          </table:table-cell>
          <table:table-cell table:style-name="ce3" office:value-type="float" office:value="0.015107518" calcext:value-type="float">
            <text:p>0.015107518</text:p>
          </table:table-cell>
          <table:table-cell table:style-name="ce3" office:value-type="float" office:value="43.67289" calcext:value-type="float">
            <text:p>43.67289</text:p>
          </table:table-cell>
          <table:table-cell table:number-columns-repeated="7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3" office:value-type="float" office:value="0.04156335" calcext:value-type="float">
            <text:p>0.04156335</text:p>
          </table:table-cell>
          <table:table-cell table:style-name="ce3" office:value-type="float" office:value="38.63961" calcext:value-type="float">
            <text:p>38.63961</text:p>
          </table:table-cell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.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6572125" calcext:value-type="float">
            <text:p>0.026572125</text:p>
          </table:table-cell>
          <table:table-cell office:value-type="float" office:value="53.90465" calcext:value-type="float">
            <text:p>53.9046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09" calcext:value-type="float">
            <text:p>0.009</text:p>
          </table:table-cell>
          <table:table-cell table:style-name="ce5" office:value-type="float" office:value="0.014727813" calcext:value-type="float">
            <text:p>0.01</text:p>
          </table:table-cell>
          <table:table-cell table:style-name="ce11" office:value-type="float" office:value="39.47469" calcext:value-type="float">
            <text:p>39</text:p>
          </table:table-cell>
          <table:table-cell table:number-columns-repeated="7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2713259" calcext:value-type="float">
            <text:p>0.02713259</text:p>
          </table:table-cell>
          <table:table-cell table:style-name="ce3" office:value-type="float" office:value="51.8382" calcext:value-type="float">
            <text:p>51.8382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27370701" calcext:value-type="float">
            <text:p>0.027370701</text:p>
          </table:table-cell>
          <table:table-cell table:style-name="ce3" office:value-type="float" office:value="74.20977" calcext:value-type="float">
            <text:p>74.20977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105" calcext:value-type="float">
            <text:p>0.0105</text:p>
          </table:table-cell>
          <table:table-cell table:style-name="ce3" office:value-type="float" office:value="0.012809054" calcext:value-type="float">
            <text:p>0.012809054</text:p>
          </table:table-cell>
          <table:table-cell table:style-name="ce3" office:value-type="float" office:value="41.63723" calcext:value-type="float">
            <text:p>41.63723</text:p>
          </table:table-cell>
          <table:table-cell table:number-columns-repeated="7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3596338" calcext:value-type="float">
            <text:p>0.03596338</text:p>
          </table:table-cell>
          <table:table-cell table:style-name="ce3" office:value-type="float" office:value="39.25458" calcext:value-type="float">
            <text:p>39.25458</text:p>
          </table:table-cell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1093698" calcext:value-type="float">
            <text:p>0.021093698</text:p>
          </table:table-cell>
          <table:table-cell office:value-type="float" office:value="54.81772" calcext:value-type="float">
            <text:p>54.8177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09" calcext:value-type="float">
            <text:p>0.009</text:p>
          </table:table-cell>
          <table:table-cell table:style-name="ce5" office:value-type="float" office:value="0.013469961" calcext:value-type="float">
            <text:p>0.01</text:p>
          </table:table-cell>
          <table:table-cell table:style-name="ce11" office:value-type="float" office:value="39.61445" calcext:value-type="float">
            <text:p>40</text:p>
          </table:table-cell>
          <table:table-cell table:number-columns-repeated="7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02240778" calcext:value-type="float">
            <text:p>0.02240778</text:p>
          </table:table-cell>
          <table:table-cell table:style-name="ce3" office:value-type="float" office:value="53.47573" calcext:value-type="float">
            <text:p>53.47573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20649633" calcext:value-type="float">
            <text:p>0.020649633</text:p>
          </table:table-cell>
          <table:table-cell table:style-name="ce3" office:value-type="float" office:value="104.67518" calcext:value-type="float">
            <text:p>104.67518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105" calcext:value-type="float">
            <text:p>0.0105</text:p>
          </table:table-cell>
          <table:table-cell table:style-name="ce3" office:value-type="float" office:value="0.011745379" calcext:value-type="float">
            <text:p>0.011745379</text:p>
          </table:table-cell>
          <table:table-cell table:style-name="ce3" office:value-type="float" office:value="41.73854" calcext:value-type="float">
            <text:p>41.73854</text:p>
          </table:table-cell>
          <table:table-cell table:number-columns-repeated="7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3070579" calcext:value-type="float">
            <text:p>0.03070579</text:p>
          </table:table-cell>
          <table:table-cell table:style-name="ce3" office:value-type="float" office:value="41.32774" calcext:value-type="float">
            <text:p>41.32774</text:p>
          </table:table-cell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0.33" calcext:value-type="float">
            <text:p>0.3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8491057" calcext:value-type="float">
            <text:p>0.018491057</text:p>
          </table:table-cell>
          <table:table-cell office:value-type="float" office:value="56.63799" calcext:value-type="float">
            <text:p>56.63799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5" office:value-type="float" office:value="0.012586977" calcext:value-type="float">
            <text:p>0.01</text:p>
          </table:table-cell>
          <table:table-cell table:style-name="ce11" office:value-type="float" office:value="39.69565" calcext:value-type="float">
            <text:p>40</text:p>
          </table:table-cell>
          <table:table-cell table:number-columns-repeated="7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01794387" calcext:value-type="float">
            <text:p>0.01794387</text:p>
          </table:table-cell>
          <table:table-cell table:style-name="ce3" office:value-type="float" office:value="54.16248" calcext:value-type="float">
            <text:p>54.16248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17034087" calcext:value-type="float">
            <text:p>0.017034087</text:p>
          </table:table-cell>
          <table:table-cell table:style-name="ce3" office:value-type="float" office:value="106.48296" calcext:value-type="float">
            <text:p>106.48296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10472433" calcext:value-type="float">
            <text:p>0.010472433</text:p>
          </table:table-cell>
          <table:table-cell table:style-name="ce3" office:value-type="float" office:value="41.95276" calcext:value-type="float">
            <text:p>41.95276</text:p>
          </table:table-cell>
          <table:table-cell table:number-columns-repeated="7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0.02574613" calcext:value-type="float">
            <text:p>0.02574613</text:p>
          </table:table-cell>
          <table:table-cell table:style-name="ce3" office:value-type="float" office:value="42.1929" calcext:value-type="float">
            <text:p>42.1929</text:p>
          </table:table-cell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5677192" calcext:value-type="float">
            <text:p>0.015677192</text:p>
          </table:table-cell>
          <table:table-cell office:value-type="float" office:value="57.1496" calcext:value-type="float">
            <text:p>57.1496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5" office:value-type="float" office:value="0.010783141" calcext:value-type="float">
            <text:p>0.01</text:p>
          </table:table-cell>
          <table:table-cell table:style-name="ce11" office:value-type="float" office:value="39.90787" calcext:value-type="float">
            <text:p>40</text:p>
          </table:table-cell>
          <table:table-cell table:number-columns-repeated="7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1491626" calcext:value-type="float">
            <text:p>0.01491626</text:p>
          </table:table-cell>
          <table:table-cell table:style-name="ce3" office:value-type="float" office:value="55.84729" calcext:value-type="float">
            <text:p>55.84729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12989276" calcext:value-type="float">
            <text:p>0.012989276</text:p>
          </table:table-cell>
          <table:table-cell table:style-name="ce3" office:value-type="float" office:value="108.50536" calcext:value-type="float">
            <text:p>108.50536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08604127" calcext:value-type="float">
            <text:p>0.008604127</text:p>
          </table:table-cell>
          <table:table-cell table:style-name="ce3" office:value-type="float" office:value="42.13959" calcext:value-type="float">
            <text:p>42.13959</text:p>
          </table:table-cell>
          <table:table-cell table:number-columns-repeated="7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2151135" calcext:value-type="float">
            <text:p>0.02151135</text:p>
          </table:table-cell>
          <table:table-cell table:style-name="ce3" office:value-type="float" office:value="43.08144" calcext:value-type="float">
            <text:p>43.08144</text:p>
          </table:table-cell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0.33" calcext:value-type="float">
            <text:p>0.3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2278386" calcext:value-type="float">
            <text:p>0.012278386</text:p>
          </table:table-cell>
          <table:table-cell office:value-type="float" office:value="57.76757" calcext:value-type="float">
            <text:p>57.76757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5" office:value-type="float" office:value="0.008973684" calcext:value-type="float">
            <text:p>0.01</text:p>
          </table:table-cell>
          <table:table-cell table:style-name="ce11" office:value-type="float" office:value="40.12074" calcext:value-type="float">
            <text:p>40</text:p>
          </table:table-cell>
          <table:table-cell table:number-columns-repeated="7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1239767" calcext:value-type="float">
            <text:p>0.01239767</text:p>
          </table:table-cell>
          <table:table-cell table:style-name="ce3" office:value-type="float" office:value="56.26705" calcext:value-type="float">
            <text:p>56.26705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025" calcext:value-type="float">
            <text:p>0.0025</text:p>
          </table:table-cell>
          <table:table-cell table:style-name="ce3" office:value-type="float" office:value="0.009974782" calcext:value-type="float">
            <text:p>0.009974782</text:p>
          </table:table-cell>
          <table:table-cell table:style-name="ce3" office:value-type="float" office:value="88.01009" calcext:value-type="float">
            <text:p>88.01009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0828765" calcext:value-type="float">
            <text:p>0.00828765</text:p>
          </table:table-cell>
          <table:table-cell table:style-name="ce3" office:value-type="float" office:value="42.17124" calcext:value-type="float">
            <text:p>42.17124</text:p>
          </table:table-cell>
          <table:table-cell table:number-columns-repeated="7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1771684" calcext:value-type="float">
            <text:p>0.01771684</text:p>
          </table:table-cell>
          <table:table-cell table:style-name="ce3" office:value-type="float" office:value="43.71386" calcext:value-type="float">
            <text:p>43.71386</text:p>
          </table:table-cell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0.33" calcext:value-type="float">
            <text:p>0.3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9913965" calcext:value-type="float">
            <text:p>0.009913965</text:p>
          </table:table-cell>
          <table:table-cell office:value-type="float" office:value="58.19746" calcext:value-type="float">
            <text:p>58.19746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85" calcext:value-type="float">
            <text:p>0.0085</text:p>
          </table:table-cell>
          <table:table-cell table:style-name="ce5" office:value-type="float" office:value="0.007626648" calcext:value-type="float">
            <text:p>0.01</text:p>
          </table:table-cell>
          <table:table-cell table:style-name="ce11" office:value-type="float" office:value="40.27922" calcext:value-type="float">
            <text:p>40</text:p>
          </table:table-cell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0912134" calcext:value-type="float">
            <text:p>0.00912134</text:p>
          </table:table-cell>
          <table:table-cell table:style-name="ce3" office:value-type="float" office:value="56.81311" calcext:value-type="float">
            <text:p>56.8131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015" calcext:value-type="float">
            <text:p>0.0015</text:p>
          </table:table-cell>
          <table:table-cell table:style-name="ce3" office:value-type="float" office:value="0.008171794" calcext:value-type="float">
            <text:p>0.008171794</text:p>
          </table:table-cell>
          <table:table-cell table:style-name="ce3" office:value-type="float" office:value="134.55214" calcext:value-type="float">
            <text:p>134.5521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07206201" calcext:value-type="float">
            <text:p>0.007206201</text:p>
          </table:table-cell>
          <table:table-cell table:style-name="ce3" office:value-type="float" office:value="42.27938" calcext:value-type="float">
            <text:p>42.27938</text:p>
          </table:table-cell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055" calcext:value-type="float">
            <text:p>0.0055</text:p>
          </table:table-cell>
          <table:table-cell table:style-name="ce3" office:value-type="float" office:value="0.01483128" calcext:value-type="float">
            <text:p>0.01483128</text:p>
          </table:table-cell>
          <table:table-cell table:style-name="ce3" office:value-type="float" office:value="44.57613" calcext:value-type="float">
            <text:p>44.57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0:45:34.456471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6:05:42.257521014</meta:creation-date>
    <dc:date>2016-10-06T12:53:54.166715151</dc:date>
    <meta:editing-duration>PT14H59M51S</meta:editing-duration>
    <meta:editing-cycles>9</meta:editing-cycles>
    <meta:generator>LibreOffice/5.1.4.2$Linux_X86_64 LibreOffice_project/10m0$Build-2</meta:generator>
    <meta:document-statistic meta:table-count="1" meta:cell-count="1479" meta:object-count="0"/>
  </office:meta>
</office:document-meta>
</file>